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P4" style:family="paragraph" style:parent-style-name="Standard" style:list-style-name="L1">
      <style:paragraph-properties fo:text-align="justify" style:justify-single-word="false"/>
      <style:text-properties style:use-window-font-color="true"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46814056559164536"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grande particularité : pas de unsigned en java !!!</text:p>
                        </text:list-item>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dizaine de trillon 10^19)</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item>
                              <text:p text:style-name="P1">obligatoire précision lettre après valeur pour deux types ?</text:p>
                              <text:list>
                                <text:list-item>
                                  <text:p text:style-name="P1">uniquement pour float. Un nombre réel est automatiquement considéré comme double.</text:p>
                                </text:list-item>
                              </text:list>
                            </text:list-item>
                            <text:list-item>
                              <text:p text:style-name="P1">nombre chiffres significatifs approximatif chaque type</text:p>
                              <text:list>
                                <text:list-item>
                                  <text:p text:style-name="P1">float : 8 chiffres</text:p>
                                </text:list-item>
                                <text:list-item>
                                  <text:p text:style-name="P1">double : 16 chiffres</text:p>
                                </text:list-item>
                              </text:list>
                            </text:list-item>
                            <text:list-item>
                              <text:p text:style-name="P1">que se passe t-il si on en met trop ?</text:p>
                              <text:list>
                                <text:list-item>
                                  <text:p text:style-name="P1">troncage, pas d'erreur</text:p>
                                </text:list-item>
                              </text:list>
                            </text:list-item>
                            <text:list-item>
                              <text:p text:style-name="P1">"grandeur" nombre max (deux bornes) approximative ?</text:p>
                              <text:list>
                                <text:list-item>
                                  <text:p text:style-name="P1">float : environ 1E-45 → 1E38</text:p>
                                </text:list-item>
                                <text:list-item>
                                  <text:p text:style-name="P1">double : environ 1E-324 → 1E308</text:p>
                                </text:list-item>
                              </text:list>
                            </text:list-item>
                            <text:list-item>
                              <text:p text:style-name="P1">si on la dépasse : erreur compilation</text:p>
                            </text:list-item>
                            <text:list-item>
                              <text:p text:style-name="P1">notation si trop grand / petit</text:p>
                              <text:list>
                                <text:list-item>
                                  <text:p text:style-name="P1">1.(precision)E(+/-)(grandeur) (ex : 1.207E-8)</text:p>
                                </text:list-item>
                              </text:list>
                            </text:list-item>
                          </text:list>
                        </text:list-item>
                        <text:list-item>
                          <text:p text:style-name="P1">caractères</text:p>
                          <text:list>
                            <text:list-item>
                              <text:p text:style-name="P1">char c = 'a';</text:p>
                            </text:list-item>
                            <text:list-item>
                              <text:p text:style-name="P1">antislash : '\\'</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text:soft-page-break/>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text:soft-page-break/>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X</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text:soft-page-break/>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text:soft-page-break/>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text:soft-page-break/>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text:soft-page-break/>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ext:soft-page-break/>(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String en minuscules : toLowerCase()</text:p>
                        </text:list-item>
                        <text:list-item>
                          <text:p text:style-name="P1">majuscules : toUpperCase()</text:p>
                        </text:list-item>
                        <text:list-item>
                          <text:p text:style-name="P1">renvoyer longeur chaine : méthode length() (attribut length pour tableaux)</text:p>
                        </text:list-item>
                        <text:list-item>
                          <text:p text:style-name="P1">equals()</text:p>
                        </text:list-item>
                        <text:list-item>
                          <text:p text:style-name="P1">charAt()</text:p>
                        </text:list-item>
                        <text:list-item>
                          <text:p text:style-name="P1">substring(borne_inf, borne_sup+1)</text:p>
                        </text:list-item>
                        <text:list-item>
                          <text:p text:style-name="P1">position caractère</text:p>
                          <text:list>
                            <text:list-item>
                              <text:p text:style-name="P1">commence par 0 comme d'hab</text:p>
                            </text:list-item>
                            <text:list-item>
                              <text:p text:style-name="P1">prend une chaine de caractères en paramètres</text:p>
                            </text:list-item>
                            <text:list-item>
                              <text:p text:style-name="P1">renvoie la position du premier caractère du String appelé dans le String appelant s'il est contenu intégralement dedans</text:p>
                            </text:list-item>
                            <text:list-item>
                              <text:p text:style-name="P1">deux méthodes</text:p>
                              <text:list>
                                <text:list-item>
                                  <text:p text:style-name="P1">indexOf = chercher du début (première occurrence seule considérée)</text:p>
                                </text:list-item>
                                <text:list-item>
                                  <text:p text:style-name="P1">lastIndexOf = cherche de la fin (dernière occurrence considérée)</text:p>
                                </text:list-item>
                              </text:list>
                            </text:list-item>
                            <text:list-item>
                              <text:p text:style-name="P1">position = -1 si sous-chaine non trouvée</text:p>
                            </text:list-item>
                          </text:list>
                        </text:list-item>
                      </text:list>
                    </text:list-item>
                    <text:list-item>
                      <text:p text:style-name="P1">des méthodes mathématiques</text:p>
                      <text:list>
                        <text:list-item>
                          <text:p text:style-name="P1">généralités</text:p>
                          <text:list>
                            <text:list-item>
                              <text:p text:style-name="P1"><text:soft-page-break/>classe Math utilisée</text:p>
                            </text:list-item>
                            <text:list-item>
                              <text:p text:style-name="P1">présente dans le package java.lang, déjà inclus de base</text:p>
                            </text:list-item>
                            <text:list-item>
                              <text:p text:style-name="P1">toutes les méthodes vues ici renvoient un double</text:p>
                            </text:list-item>
                            <text:list-item>
                              <text:p text:style-name="P1">toutes ces méthodes sont des méthodes de classe (Math.sinus(18) par ex)</text:p>
                            </text:list-item>
                          </text:list>
                        </text:list-item>
                        <text:list-item>
                          <text:p text:style-name="P1">méthodes en question</text:p>
                          <text:list>
                            <text:list-item>
                              <text:p text:style-name="P1">sin(x)</text:p>
                            </text:list-item>
                            <text:list-item>
                              <text:p text:style-name="P1">cos(x)</text:p>
                            </text:list-item>
                            <text:list-item>
                              <text:p text:style-name="P1">tan(x)</text:p>
                            </text:list-item>
                            <text:list-item>
                              <text:p text:style-name="P1">abs(x)</text:p>
                            </text:list-item>
                            <text:list-item>
                              <text:p text:style-name="P1">pow(nombre, puissance)</text:p>
                            </text:list-item>
                          </text:list>
                        </text:list-item>
                      </text:list>
                    </text:list-item>
                  </text:list>
                </text:list-item>
                <text:list-item>
                  <text:p text:style-name="P1">créer sa propre méthode</text:p>
                  <text:list>
                    <text:list-item>
                      <text:p text:style-name="P1">exemple : créer méthode qui tronque un nombre</text:p>
                      <text:list>
                        <text:list-item>
                          <text:p text:style-name="P1">public static double arrondi(double A, int B)</text:p>
                        </text:list-item>
                        <text:list-item>
                          <text:p text:style-name="P1">{</text:p>
                        </text:list-item>
                        <text:list-item>
                          <text:p text:style-name="P1"><text:tab/>return (double) ((int) (A * Math.pow(10, B) + .5)) / Math.pow(10, B);</text:p>
                        </text:list-item>
                        <text:list-item>
                          <text:p text:style-name="P1">}</text:p>
                        </text:list-item>
                      </text:list>
                    </text:list-item>
                    <text:list-item>
                      <text:p text:style-name="P1">contrainte sur méthodes appelées par méthode static</text:p>
                    </text:list-item>
                    <text:list-item>
                      <text:p text:style-name="P1">syntaxe création méthode</text:p>
                    </text:list-item>
                    <text:list-item>
                      <text:p text:style-name="P1">3 sortes de méthodes (relativement au retour)</text:p>
                    </text:list-item>
                    <text:list-item>
                      <text:p text:style-name="P1">placer le méthodes dans la classe et hors des autres méthodes</text:p>
                    </text:list-item>
                    <text:list-item>
                      <text:p text:style-name="P1">passer "n'importe quel" type en paramètre</text:p>
                      <text:list>
                        <text:list-item>
                          <text:p text:style-name="P1">Object en paramètre</text:p>
                        </text:list-item>
                        <text:list-item>
                          <text:p text:style-name="P1">n'appeler qu'avec des objets. Ex : Integer plutot que int</text:p>
                        </text:list-item>
                      </text:list>
                    </text:list-item>
                  </text:list>
                </text:list-item>
                <text:list-item>
                  <text:p text:style-name="P1">la surcharge de méthode</text:p>
                  <text:list>
                    <text:list-item>
                      <text:p text:style-name="P1">qu'est ce que c'est et comment on fait ? + possibilité nombres param</text:p>
                      <text:list>
                        <text:list-item>
                          <text:p text:style-name="P1">faire en sorte qu'elle puisse prendre plusieurs types en paramètres</text:p>
                        </text:list-item>
                        <text:list-item>
                          <text:p text:style-name="P1">on réécrit la méthode en gardant le même nom mais en changeant le type des paramètres</text:p>
                        </text:list-item>
                        <text:list-item>
                          <text:p text:style-name="P1">on peut ajouter/supprimer des paramètres</text:p>
                        </text:list-item>
                      </text:list>
                    </text:list-item>
                  </text:list>
                </text:list-item>
              </text:list>
            </text:list-item>
          </text:list>
        </text:list-item>
        <text:list-item>
          <text:p text:style-name="P1">POO</text:p>
          <text:list>
            <text:list-item>
              <text:p text:style-name="P1">première classe</text:p>
              <text:list>
                <text:list-item>
                  <text:p text:style-name="P1">structure de base</text:p>
                  <text:list>
                    <text:list-item>
                      <text:p text:style-name="P1">vocabulaire</text:p>
                      <text:list>
                        <text:list-item>
                          <text:p text:style-name="P1">équivalent type = classe</text:p>
                        </text:list-item>
                        <text:list-item>
                          <text:p text:style-name="P1">équivalent variable = objet / instance</text:p>
                        </text:list-item>
                      </text:list>
                    </text:list-item>
                    <text:list-item>
                      <text:p text:style-name="P1">un dossier pour le programme, un fichier java par classe, portant son nom</text:p>
                    </text:list-item>
                    <text:list-item>
                      <text:p text:style-name="P1">une méthode main par classe normalement, mais on peut en mettre dans plusieurs fichiers, mais une seule sera alors considérée comme point de départ. En fonction de ce qu'on tappe pour interpréter les .class je suppose. Ainsi, on doit pouvoir utiliser les mêmes classes de façon différente en fonction du fichier duquel on démarre le programme.</text:p>
                    </text:list-item>
                    <text:list-item>
                      <text:p text:style-name="P1">encapsulation (ajouts persos : confirmés / infirmés dans chapitres suivants)</text:p>
                      <text:list>
                        <text:list-item>
                          <text:p text:style-name="P1">classes</text:p>
                          <text:list>
                            <text:list-item>
                              <text:p text:style-name="P1">public : tout le monde peut l'appeler</text:p>
                            </text:list-item>
                            <text:list-item>
                              <text:p text:style-name="P1">private, protected, package : ?</text:p>
                            </text:list-item>
                          </text:list>
                        </text:list-item>
                        <text:list-item>
                          <text:p text:style-name="P1">méthodes</text:p>
                          <text:list>
                            <text:list-item>
                              <text:p text:style-name="P1">public : tout le monde peut l'appeler</text:p>
                            </text:list-item>
                            <text:list-item>
                              <text:p text:style-name="P1">private : appel possible uniquement via la classe contenant la méthode</text:p>
                            </text:list-item>
                            <text:list-item>
                              <text:p text:style-name="P1">package : appel possible via toutes les classes de même package</text:p>
                            </text:list-item>
                            <text:list-item>
                              <text:p text:style-name="P1"><text:soft-page-break/>protected : plus sur... accessible dans package et classes héritées ?</text:p>
                            </text:list-item>
                          </text:list>
                        </text:list-item>
                      </text:list>
                    </text:list-item>
                    <text:list-item>
                      <text:p text:style-name="P1">protected par défaut (pose problème pour toString car veut du coup réécrire au lieu d'implémenter)</text:p>
                    </text:list-item>
                    <text:list-item>
                      <text:p text:style-name="P1">on peut apparemment quasiment tout faire (classes, méthodes, attributs...) sans préciser d'encapsulation, sauf toString</text:p>
                    </text:list-item>
                  </text:list>
                </text:list-item>
                <text:list-item>
                  <text:p text:style-name="P1">les constructeurs</text:p>
                  <text:list>
                    <text:list-item>
                      <text:p text:style-name="P1">grossièrement 3 types de variables</text:p>
                      <text:list>
                        <text:list-item>
                          <text:p text:style-name="P1">attributs d'instances</text:p>
                        </text:list-item>
                        <text:list-item>
                          <text:p text:style-name="P1">attributs de classes</text:p>
                        </text:list-item>
                        <text:list-item>
                          <text:p text:style-name="P1">variables locales a une méthode</text:p>
                        </text:list-item>
                      </text:list>
                    </text:list-item>
                    <text:list-item>
                      <text:p text:style-name="P1">un constructeur, lorsqu'il est appelé, résèrve de l'espace en mémoire pour un nouvel objet, et affecte les attributs</text:p>
                    </text:list-item>
                    <text:list-item>
                      <text:p text:style-name="P1">constructeur sans paramètres</text:p>
                      <text:list>
                        <text:list-item>
                          <text:p text:style-name="P1">particularité paramétrique : aucun paramètre</text:p>
                        </text:list-item>
                        <text:list-item>
                          <text:p text:style-name="P1">rien n'est obligatoire dans le constructeur sans paramètres. Si on le laisse vide, il appelle le constructeur par défaut de tous ses attributs.</text:p>
                        </text:list-item>
                        <text:list-item>
                          <text:p text:style-name="P1">Conseillé tout de même d'y initialiser les attributs.</text:p>
                        </text:list-item>
                        <text:list-item>
                          <text:p text:style-name="P1">On peut rajouter toutes les instructions qu'on veut. Par exemple : un System out pour décrire la construction</text:p>
                        </text:list-item>
                        <text:list-item>
                          <text:p text:style-name="P1">Si on ne met pas de constructeur sans paramètres et qu'on met des constructeurs paramétrés, la classe n'a pas de constructeur sans paramètres. Si on ne met aucun constructeur, elle a un constructeur par défaut vide appellant tous les constructeurs par défaut des attributs.</text:p>
                        </text:list-item>
                      </text:list>
                    </text:list-item>
                    <text:list-item>
                      <text:p text:style-name="P1">syntaxe</text:p>
                      <text:list>
                        <text:list-item>
                          <text:p text:style-name="P1">syntaxe</text:p>
                          <text:list>
                            <text:list-item>
                              <text:p text:style-name="P1">public NomClass (paramètres)</text:p>
                            </text:list-item>
                            <text:list-item>
                              <text:p text:style-name="P1">{</text:p>
                              <text:list>
                                <text:list-item>
                                  <text:p text:style-name="P1">corps</text:p>
                                </text:list-item>
                              </text:list>
                            </text:list-item>
                            <text:list-item>
                              <text:p text:style-name="P1">}</text:p>
                            </text:list-item>
                          </text:list>
                        </text:list-item>
                        <text:list-item>
                          <text:p text:style-name="P1">explications</text:p>
                          <text:list>
                            <text:list-item>
                              <text:p text:style-name="P1">juste le type de retour qui est le nom de la classe (puisqu'elle renvoie un nouvel objet du type NomClass) et pas de nom</text:p>
                            </text:list-item>
                            <text:list-item>
                              <text:p text:style-name="P1">paramètres si pas constructeur sans paramètres</text:p>
                            </text:list-item>
                          </text:list>
                        </text:list-item>
                      </text:list>
                    </text:list-item>
                    <text:list-item>
                      <text:p text:style-name="P1">plusieurs constructeurs peuvent cohabiter a condition qu'ils aient des paramètres différents (surcharge du constructeur)</text:p>
                    </text:list-item>
                    <text:list-item>
                      <text:p text:style-name="P1">instancier la classe dans le main grâce au constructeur</text:p>
                      <text:list>
                        <text:list-item>
                          <text:p text:style-name="P1">Classe obj = new Class();</text:p>
                        </text:list-item>
                      </text:list>
                    </text:list-item>
                    <text:list-item>
                      <text:p text:style-name="P1">faire un constructeur paramétré : idem mais avec paramètres en plus</text:p>
                    </text:list-item>
                    <text:list-item>
                      <text:p text:style-name="P1">note : respecter l'ordre des paramètres lors de l'appel d'un constructeur paramétré !!!</text:p>
                    </text:list-item>
                    <text:list-item>
                      <text:p text:style-name="P1">private pour protéger les attributs</text:p>
                    </text:list-item>
                  </text:list>
                </text:list-item>
                <text:list-item>
                  <text:p text:style-name="P1">accesseurs et mutateurs</text:p>
                  <text:list>
                    <text:list-item>
                      <text:p text:style-name="P1">servent à récupérer ou a affecter les attributs</text:p>
                    </text:list-item>
                    <text:list-item>
                      <text:p text:style-name="P1">noms anglais : getters / setteurs</text:p>
                    </text:list-item>
                    <text:list-item>
                      <text:p text:style-name="P1">convention de nommage : getAttribut / setAttribut</text:p>
                    </text:list-item>
                    <text:list-item>
                      <text:p text:style-name="P1">syntaxe, encapsulation, types retours et paramètres</text:p>
                      <text:list>
                        <text:list-item>
                          <text:p text:style-name="P1">getteurs</text:p>
                          <text:list>
                            <text:list-item>
                              <text:p text:style-name="P1">public typeAttribut getAttribut ()</text:p>
                            </text:list-item>
                            <text:list-item>
                              <text:p text:style-name="P1">{</text:p>
                              <text:list>
                                <text:list-item>
                                  <text:p text:style-name="P1">return attribut;</text:p>
                                </text:list-item>
                              </text:list>
                            </text:list-item>
                            <text:list-item>
                              <text:p text:style-name="P1"><text:soft-page-break/>}</text:p>
                            </text:list-item>
                          </text:list>
                        </text:list-item>
                        <text:list-item>
                          <text:p text:style-name="P1">setters</text:p>
                          <text:list>
                            <text:list-item>
                              <text:p text:style-name="P1">void setAttribut (typeAttribut nomAttribut)</text:p>
                            </text:list-item>
                            <text:list-item>
                              <text:p text:style-name="P1">{</text:p>
                              <text:list>
                                <text:list-item>
                                  <text:p text:style-name="P1">this.attribut = nomAttribut;</text:p>
                                </text:list-item>
                              </text:list>
                            </text:list-item>
                            <text:list-item>
                              <text:p text:style-name="P1">}</text:p>
                            </text:list-item>
                          </text:list>
                        </text:list-item>
                      </text:list>
                    </text:list-item>
                    <text:list-item>
                      <text:p text:style-name="P1">faire un exemple de méthode private (ex : catégories de villes)</text:p>
                    </text:list-item>
                    <text:list-item>
                      <text:p text:style-name="P1">this.méthode() / this.attribut appele une méthode / attribut de l'instance courante (pour appeler la méthode private par exemple)</text:p>
                    </text:list-item>
                  </text:list>
                </text:list-item>
                <text:list-item>
                  <text:p text:style-name="P1">les variables de classe</text:p>
                  <text:list>
                    <text:list-item>
                      <text:p text:style-name="P1">attribut de classe = attribut ayant une valeur unique pour toute la classe, n'étant pas propre a chaque objet. Par exemple : le nombre d'objets dans la classe, un taux de TVA etc.</text:p>
                    </text:list-item>
                    <text:list-item>
                      <text:p text:style-name="P1">syntaxe déclaration attribut de classe</text:p>
                      <text:list>
                        <text:list-item>
                          <text:p text:style-name="P1">encapsulation static type nom;</text:p>
                        </text:list-item>
                        <text:list-item>
                          <text:p text:style-name="P1">ex : public static int nombreInstances;</text:p>
                        </text:list-item>
                      </text:list>
                    </text:list-item>
                    <text:list-item>
                      <text:p text:style-name="P1">syntaxe déclaration accesseur sur attribut de classe</text:p>
                      <text:list>
                        <text:list-item>
                          <text:p text:style-name="P1">encapsulation static type getNom()</text:p>
                        </text:list-item>
                        <text:list-item>
                          <text:p text:style-name="P1">ex : public static int getNombreInstances()</text:p>
                        </text:list-item>
                      </text:list>
                    </text:list-item>
                    <text:list-item>
                      <text:p text:style-name="P1">lien méthodes et utilisation d'attributs statics</text:p>
                      <text:list>
                        <text:list-item>
                          <text:p text:style-name="P1">plus généralement : toute méthode n'utilisant que des attributs de classe doit être déclarée static</text:p>
                        </text:list-item>
                        <text:list-item>
                          <text:p text:style-name="P1">sans doutes pour interdir d'appeler ses méthodes via des objets (appelées uniquement via des classes)</text:p>
                        </text:list-item>
                        <text:list-item>
                          <text:p text:style-name="P1">on appelle de telles méthodes des méthodes de classe, appelées uniquement via les classes</text:p>
                        </text:list-item>
                      </text:list>
                    </text:list-item>
                  </text:list>
                </text:list-item>
                <text:list-item>
                  <text:p text:style-name="P1">le principe d'encapsulation</text:p>
                  <text:list>
                    <text:list-item>
                      <text:p text:style-name="P1">encapsuler, c'est interdire l'accés à certaines choses par des méthodes extérieurs à la classe (attention : à la classe pas a l'objet !!! Si un objet A et un objet B appartiennent à la même classe, et que l'attribut a et privé, B peut très bien modifier A.a !!!)</text:p>
                    </text:list-item>
                    <text:list-item>
                      <text:p text:style-name="P1">utilités</text:p>
                      <text:list>
                        <text:list-item>
                          <text:p text:style-name="P1">permet de contrôler ce qui est fait dans la classe</text:p>
                        </text:list-item>
                        <text:list-item>
                          <text:p text:style-name="P1">évite de laisser rentrer n'importe quelle valeur pour un attribut (ex : un numéro d'élèvre supérieur a 10000)</text:p>
                        </text:list-item>
                        <text:list-item>
                          <text:p text:style-name="P1">peut forcer à systématiquement effectuer une opération lorsqu'on modifie un attribut ou lorsqu'on utilise une méthode privée (ex : changer la catégorie d'une ville automatiquement en changeant son nombre d'habitants... Si nombre d'habitants est public, on peut très bien le changer directement sans toucher à la catégorie de la ville)</text:p>
                        </text:list-item>
                        <text:list-item>
                          <text:p text:style-name="P1">factoriser les modifications sur une variable / une méthode : dès qu'on veut changer quelque chose, pas besoin de regarder toutes les méthodes extérieurs qui toucheraient à tel ou tel attribut par exemple.</text:p>
                        </text:list-item>
                      </text:list>
                    </text:list-item>
                    <text:list-item>
                      <text:p text:style-name="P1">utile surtout aux membres d'une équipe de programmeur par exemple : les autres programmeurs n'ont pas a savoir comment marche le code qu'on a fait, mais juste a connaître les services qu'il rend, et d'autre part il leur est interdit de toucher a notre travail sans suivre nos règles.</text:p>
                    </text:list-item>
                  </text:list>
                </text:list-item>
                <text:list-item>
                  <text:p text:style-name="P1">ajout perso : toString pour décrire la classe. Déjà un toString par défaut mais peut le réécrire.</text:p>
                </text:list-item>
              </text:list>
            </text:list-item>
            <text:list-item>
              <text:p text:style-name="P1">l'héritage</text:p>
              <text:list>
                <text:list-item>
                  <text:p text:style-name="P1"><text:soft-page-break/>principe de l'héritage</text:p>
                  <text:list>
                    <text:list-item>
                      <text:p text:style-name="P1">deux utilités principales</text:p>
                      <text:list>
                        <text:list-item>
                          <text:p text:style-name="P1">créer une classe qui se base sur une autre mais a des trucs en plus</text:p>
                        </text:list-item>
                        <text:list-item>
                          <text:p text:style-name="P1">factoriser : quand on change la base de la classe mère, pas besoin de rechanger dans la classe fille</text:p>
                        </text:list-item>
                      </text:list>
                    </text:list-item>
                    <text:list-item>
                      <text:p text:style-name="P1">vocabulaire</text:p>
                      <text:list>
                        <text:list-item>
                          <text:p text:style-name="P1">classe mère / classe de base : classe dont l'autre hérite</text:p>
                        </text:list-item>
                        <text:list-item>
                          <text:p text:style-name="P1">classe fille / classe héritée : classe qui hérite de la première</text:p>
                        </text:list-item>
                      </text:list>
                    </text:list-item>
                    <text:list-item>
                      <text:p text:style-name="P1">une classe mère peut avoir autant de classes filles qu'on veut</text:p>
                    </text:list-item>
                    <text:list-item>
                      <text:p text:style-name="P1">une classe fille peut elle même être mère d'une autre classe et ainsi de suite</text:p>
                    </text:list-item>
                    <text:list-item>
                      <text:p text:style-name="P1">les attributs et les méthodes sont hérités d'une classe à l'autre, viennent s'ajouter les méthodes propres à la classe fille</text:p>
                    </text:list-item>
                    <text:list-item>
                      <text:p text:style-name="P1">syntaxe en-tête classe hérité</text:p>
                      <text:list>
                        <text:list-item>
                          <text:p text:style-name="P1">public class classeFille extends classeMere</text:p>
                          <text:p text:style-name="P1">{<text:line-break/><text:tab/>…<text:line-break/>}</text:p>
                        </text:list-item>
                      </text:list>
                    </text:list-item>
                    <text:list-item>
                      <text:p text:style-name="P1">la classe fille n'a pas accés aux attributs et méthodes privés de la classe mère !!! Elle a accés aux méthodes et attributs public et protected !</text:p>
                    </text:list-item>
                    <text:list-item>
                      <text:p text:style-name="P1">si on ne créait pas de constructeur dans la classe fille, le constructeur par défaut créé automatiquement appelle le constructeur de la classe mère.</text:p>
                    </text:list-item>
                    <text:list-item>
                      <text:p text:style-name="P1">dans une classe fille, comment accéder aux attributs de la classe mère ?</text:p>
                      <text:list>
                        <text:list-item>
                          <text:p text:style-name="P1">modifier les attributs de la classe mère en protected</text:p>
                        </text:list-item>
                        <text:list-item>
                          <text:p text:style-name="P1">ou utiliser les accesseurs</text:p>
                        </text:list-item>
                      </text:list>
                    </text:list-item>
                    <text:list-item>
                      <text:p text:style-name="P1">différence avec C++ : impossible d'utiliser l'héritage multiple !!! Une classe ne peut descendre que d'une seule classe mère maximum</text:p>
                    </text:list-item>
                    <text:list-item>
                      <text:p text:style-name="P1">ceci parce que java veut éviter les conflits si deux classes ont même en-tête mais corps différents dans plusieurs classes mères. Interdit héritage multiple plutôt que de demander au programmeur de gérer conflit.</text:p>
                    </text:list-item>
                    <text:list-item>
                      <text:p text:style-name="P1">perso : appeler une méthode de la classe mère : super.methode()</text:p>
                    </text:list-item>
                    <text:list-item>
                      <text:p text:style-name="P1">appeler le constructeur de la classe mère : super(); (à appeler dans classe fille)</text:p>
                    </text:list-item>
                  </text:list>
                </text:list-item>
                <text:list-item>
                  <text:p text:style-name="P1">le polymorphisme</text:p>
                  <text:list>
                    <text:list-item>
                      <text:p text:style-name="P1">une méthode polymorphe est une méthode d'une classe mère dont le corps est différent dans plusieurs classes filles (mais même paramètres)</text:p>
                    </text:list-item>
                    <text:list-item>
                      <text:p text:style-name="P1">grand intérêt du polymorphisme : appeler une méthode sans connaître la classe de l'objet (donc sans connaître le corps de la méthode).</text:p>
                      <text:list>
                        <text:list-item>
                          <text:p text:style-name="P1">Ex : faire un tableau d'articles et appeler toString pour tous les éléments même s'ils se décrivent pas pareil</text:p>
                        </text:list-item>
                      </text:list>
                    </text:list-item>
                    <text:list-item>
                      <text:p text:style-name="P1">perso : pour faire un tableau d'objets : Classe[] obj = new Classe[n];</text:p>
                      <text:list>
                        <text:list-item>
                          <text:p text:style-name="P1">pas constructeurs appelés ???</text:p>
                        </text:list-item>
                        <text:list-item>
                          <text:p text:style-name="P1">peut être parce que c'est le constructeur du tableau qui est appelé pas des éléments</text:p>
                        </text:list-item>
                        <text:list-item>
                          <text:p text:style-name="P1">le "new" créait un tableau de 6 pointeurs vers des villes je pense</text:p>
                        </text:list-item>
                      </text:list>
                    </text:list-item>
                    <text:list-item>
                      <text:p text:style-name="P1">différence type statique / dynamique</text:p>
                      <text:list>
                        <text:list-item>
                          <text:p text:style-name="P1">statique</text:p>
                          <text:list>
                            <text:list-item>
                              <text:p text:style-name="P1">type considéré à la compilation</text:p>
                            </text:list-item>
                            <text:list-item>
                              <text:p text:style-name="P1">type donné à la variable lors de sa déclaration</text:p>
                            </text:list-item>
                            <text:list-item>
                              <text:p text:style-name="P1">ex : String mot;</text:p>
                            </text:list-item>
                          </text:list>
                        </text:list-item>
                        <text:list-item>
                          <text:p text:style-name="P1">dynamique</text:p>
                          <text:list>
                            <text:list-item>
                              <text:p text:style-name="P1">type considéré à l'interprétation</text:p>
                            </text:list-item>
                            <text:list-item>
                              <text:p text:style-name="P1"><text:soft-page-break/>type donné lors de son initialisation</text:p>
                            </text:list-item>
                            <text:list-item>
                              <text:p text:style-name="P1">ex : (…) = new String();</text:p>
                            </text:list-item>
                          </text:list>
                        </text:list-item>
                      </text:list>
                    </text:list-item>
                    <text:list-item>
                      <text:p text:style-name="P1">possibilité donner différent type statique et dynamique</text:p>
                      <text:list>
                        <text:list-item>
                          <text:p text:style-name="P1">type dynamique doit être classe fille de type statique</text:p>
                        </text:list-item>
                        <text:list-item>
                          <text:p text:style-name="P1">ex : Voiture v1 = new Peugeot();</text:p>
                        </text:list-item>
                        <text:list-item>
                          <text:p text:style-name="P1">exemple utilité : créer tableau articles et demander dans boucle a l'utilisateur ce qu'il veut</text:p>
                        </text:list-item>
                      </text:list>
                    </text:list-item>
                    <text:list-item>
                      <text:p text:style-name="P1">covariance et contravariance</text:p>
                      <text:list>
                        <text:list-item>
                          <text:p text:style-name="P1">covariance</text:p>
                          <text:list>
                            <text:list-item>
                              <text:p text:style-name="P1">une méthode redéfinie dans une sous classe peut prendre des paramètres qui sont sous classe des paramètres de la classe mère</text:p>
                            </text:list-item>
                            <text:list-item>
                              <text:p text:style-name="P1">ex : un placard prend des aliments, un frigo prend des aliments frais</text:p>
                            </text:list-item>
                          </text:list>
                        </text:list-item>
                        <text:list-item>
                          <text:p text:style-name="P1">contravariance</text:p>
                          <text:list>
                            <text:list-item>
                              <text:p text:style-name="P1">inverse : classe fille prend paramètres classe mère de paramètres d'avant</text:p>
                            </text:list-item>
                            <text:list-item>
                              <text:p text:style-name="P1">exemple : aucune idée de l'utilité... Verra plus tard ?</text:p>
                            </text:list-item>
                          </text:list>
                        </text:list-item>
                      </text:list>
                    </text:list-item>
                    <text:list-item>
                      <text:p text:style-name="P1">Object est la classe mère de toutes les classes en java</text:p>
                    </text:list-item>
                    <text:list-item>
                      <text:p text:style-name="P1">exemples méthodes hérités de la classe Object</text:p>
                      <text:list>
                        <text:list-item>
                          <text:p text:style-name="P1">equals()</text:p>
                        </text:list-item>
                        <text:list-item>
                          <text:p text:style-name="P1">toString()</text:p>
                        </text:list-item>
                        <text:list-item>
                          <text:p text:style-name="P1">hashCode()</text:p>
                        </text:list-item>
                      </text:list>
                    </text:list-item>
                    <text:list-item>
                      <text:p text:style-name="P1">raccourcis pour afficher la description d'un objet avec toString :</text:p>
                      <text:p text:style-name="P1">System.out.println(obj); (pas besoin de faire obj.toString())</text:p>
                    </text:list-item>
                    <text:list-item>
                      <text:p text:style-name="P1">appeler une méthode via la classe mère</text:p>
                      <text:list>
                        <text:list-item>
                          <text:p text:style-name="P1">Object pers = new Personne();</text:p>
                        </text:list-item>
                        <text:list-item>
                          <text:p text:style-name="P1">pers.getNom(); // ne fonctionne pas !!! getNom non décrit dans Object, bug a la compilation</text:p>
                        </text:list-item>
                        <text:list-item>
                          <text:p text:style-name="P1">((Personne) pers).getNom(); // fonctionne !!!</text:p>
                        </text:list-item>
                      </text:list>
                    </text:list-item>
                    <text:list-item>
                      <text:p text:style-name="P1">autre méthode d'Object souvent redéfinie</text:p>
                      <text:list>
                        <text:list-item>
                          <text:p text:style-name="P1">hashCode() qui renvoie un code de hachage catégorifiant l'objet (flou)</text:p>
                        </text:list-item>
                      </text:list>
                    </text:list-item>
                    <text:list-item>
                      <text:p text:style-name="P1">final</text:p>
                      <text:list>
                        <text:list-item>
                          <text:p text:style-name="P1">"final" dans viariable défini une constante (static c'est pour les variables / méthodes de classe par ex)</text:p>
                        </text:list-item>
                        <text:list-item>
                          <text:p text:style-name="P1">final dans une méthode = impossible de la surcharger / de la faire covarier</text:p>
                        </text:list-item>
                        <text:list-item>
                          <text:p text:style-name="P1">final dans une classe = impossible de créer des classes héritant de celle ci</text:p>
                        </text:list-item>
                      </text:list>
                    </text:list-item>
                  </text:list>
                </text:list-item>
                <text:list-item>
                  <text:p text:style-name="P1">depuis java 7 : classe Objects</text:p>
                  <text:list>
                    <text:list-item>
                      <text:p text:style-name="P1">importer : import java.util.Objects;</text:p>
                    </text:list-item>
                    <text:list-item>
                      <text:p text:style-name="P1">utilité : simplifie redéfinition hashCode et equals</text:p>
                    </text:list-item>
                    <text:list-item>
                      <text:p text:style-name="P1">hashCode</text:p>
                      <text:list>
                        <text:list-item>
                          <text:p text:style-name="P1">fournie hash paramétrable avec tous les attributs a prendre en compte pour catégorifier. Utiliser hash dans hashCode.</text:p>
                        </text:list-item>
                        <text:list-item>
                          <text:p text:style-name="P1">ex : public int hashCode()</text:p>
                          <text:p text:style-name="P1">{</text:p>
                          <text:list>
                            <text:list-header>
                              <text:p text:style-name="P1">return Objects.hash(categorie, nbreHabitants, nomPays, nomVille);</text:p>
                            </text:list-header>
                          </text:list>
                          <text:p text:style-name="P1">}</text:p>
                        </text:list-item>
                      </text:list>
                    </text:list-item>
                    <text:list-item>
                      <text:p text:style-name="P1">equals</text:p>
                      <text:list>
                        <text:list-item>
                          <text:p text:style-name="P1">pas tout compris</text:p>
                        </text:list-item>
                      </text:list>
                    </text:list-item>
                  </text:list>
                </text:list-item>
              </text:list>
            </text:list-item>
            <text:list-item>
              <text:p text:style-name="P1">modéliser ses objets grace à UML</text:p>
              <text:list>
                <text:list-item>
                  <text:p text:style-name="P1">présentation d'UML</text:p>
                  <text:list>
                    <text:list-item>
                      <text:p text:style-name="P1">UML sert à modéliser les classes d'un projet leurs liens etc</text:p>
                    </text:list-item>
                    <text:list-item>
                      <text:p text:style-name="P1"><text:soft-page-break/>UML = "unified modeling langage"</text:p>
                    </text:list-item>
                    <text:list-item>
                      <text:p text:style-name="P1">UML très utile pour communiquer avec les clients qui n'y connaissent rien en informatique pour leur présenter la conception du projet, avec le chef du projet pour lui montrer comment on organise les classes, aux programmeurs pour décider de la méthode de conception du projet.</text:p>
                    </text:list-item>
                    <text:list-item>
                      <text:p text:style-name="P1">exemples de logiciels permettant de faire des diagrammes UML</text:p>
                      <text:list>
                        <text:list-item>
                          <text:p text:style-name="P1">argoUML</text:p>
                        </text:list-item>
                        <text:list-item>
                          <text:p text:style-name="P1">boUML</text:p>
                        </text:list-item>
                        <text:list-item>
                          <text:p text:style-name="P1">together</text:p>
                        </text:list-item>
                        <text:list-item>
                          <text:p text:style-name="P1">poseidon</text:p>
                        </text:list-item>
                        <text:list-item>
                          <text:p text:style-name="P1">pyut</text:p>
                        </text:list-item>
                      </text:list>
                    </text:list-item>
                    <text:list-item>
                      <text:p text:style-name="P1">exemples courants de diagrammes réalisables en UML</text:p>
                      <text:list>
                        <text:list-item>
                          <text:p text:style-name="P1">diagramme de cas d'utilisation</text:p>
                        </text:list-item>
                        <text:list-item>
                          <text:p text:style-name="P1">diagramme de classe</text:p>
                        </text:list-item>
                        <text:list-item>
                          <text:p text:style-name="P1">perso : diagramme d'objets</text:p>
                        </text:list-item>
                        <text:list-item>
                          <text:p text:style-name="P1">diagramme de séquence</text:p>
                        </text:list-item>
                      </text:list>
                    </text:list-item>
                  </text:list>
                </text:list-item>
                <text:list-item>
                  <text:p text:style-name="P1">modéliser ses classes</text:p>
                  <text:list>
                    <text:list-item>
                      <text:p text:style-name="P1">syntaxe du diagramme de classe</text:p>
                      <text:list>
                        <text:list-item>
                          <text:p text:style-name="P1">3 parties séparées par des traits</text:p>
                          <text:list>
                            <text:list-item>
                              <text:p text:style-name="P1">nom de la classe avec maj première lettre</text:p>
                            </text:list-item>
                            <text:list-item>
                              <text:p text:style-name="P1">bloc contenant les attributs</text:p>
                            </text:list-item>
                            <text:list-item>
                              <text:p text:style-name="P1">bloc contenant les méthodes</text:p>
                            </text:list-item>
                          </text:list>
                        </text:list-item>
                        <text:list-item>
                          <text:p text:style-name="P1">partie attributs</text:p>
                          <text:list>
                            <text:list-item>
                              <text:p text:style-name="P1">(signe pour portée) (nom attribut) : (type)</text:p>
                            </text:list-item>
                            <text:list-item>
                              <text:p text:style-name="P1">ex : - prénom : String</text:p>
                            </text:list-item>
                          </text:list>
                        </text:list-item>
                        <text:list-item>
                          <text:p text:style-name="P1">partie méthodes</text:p>
                          <text:list>
                            <text:list-item>
                              <text:p text:style-name="P1">[signe] [nomMéthode]([paramètre] : [type] […]) : [typeRetour]</text:p>
                            </text:list-item>
                            <text:list-item>
                              <text:p text:style-name="P1">ex : + voler (pers1 : Personnage) : int</text:p>
                            </text:list-item>
                          </text:list>
                        </text:list-item>
                      </text:list>
                    </text:list-item>
                  </text:list>
                </text:list-item>
                <text:list-item>
                  <text:p text:style-name="P1">modéliser les liens entre les classes</text:p>
                  <text:list>
                    <text:list-item>
                      <text:p text:style-name="P1">modéliser l'héritage (schéma + vocabulaire)</text:p>
                      <text:list>
                        <text:list-item>
                          <text:p text:style-name="P1">classe fille modélisée juste avec ses attributs et méthodes propres / redéfinis</text:p>
                        </text:list-item>
                        <text:list-item>
                          <text:p text:style-name="P1">flèche avec bout triangle blanc de fille vers mère !!!</text:p>
                        </text:list-item>
                        <text:list-item>
                          <text:p text:style-name="P1">on dit qu'on fait un "extend"</text:p>
                        </text:list-item>
                        <text:list-item>
                          <text:p text:style-name="P1">la classe fille étend la classe mère</text:p>
                        </text:list-item>
                        <text:list-item>
                          <text:p text:style-name="P1">je crois qu'on peut parfois marquer "extends" a côté de la flêche</text:p>
                        </text:list-item>
                      </text:list>
                    </text:list-item>
                    <text:list-item>
                      <text:p text:style-name="P1">modéliser l'appartenance (schéma + signification niveau code)</text:p>
                      <text:list>
                        <text:list-item>
                          <text:p text:style-name="P1">utile lorsqu'une classe possède un attribut qui est lui même une classe</text:p>
                        </text:list-item>
                        <text:list-item>
                          <text:p text:style-name="P1">ex : un perso possède un prénom un nom et une armure</text:p>
                        </text:list-item>
                        <text:list-item>
                          <text:p text:style-name="P1">ne pas représenter l'objet parmi les attributs (connerie dans le cours)</text:p>
                        </text:list-item>
                        <text:list-item>
                          <text:p text:style-name="P1">représenter l'"appartenance" par une flèche classique (pas triangle)</text:p>
                        </text:list-item>
                        <text:list-item>
                          <text:p text:style-name="P1">flèche pointe sur l'objet attribut !!!</text:p>
                        </text:list-item>
                      </text:list>
                    </text:list-item>
                    <text:list-item>
                      <text:p text:style-name="P1">modéliser la composition (idem)</text:p>
                      <text:list>
                        <text:list-item>
                          <text:p text:style-name="P1">utile lorsqu'un objet possède un nombre quelconque d'autres objets</text:p>
                        </text:list-item>
                        <text:list-item>
                          <text:p text:style-name="P1">point de vue java : un objet a parmi ses attributs un tableau d'objets</text:p>
                        </text:list-item>
                        <text:list-item>
                          <text:p text:style-name="P1">ex : private Personnages[] persos;</text:p>
                        </text:list-item>
                        <text:list-item>
                          <text:p text:style-name="P1">point de vue UML : trait avec losange côté classe qui possède l'autre !!!</text:p>
                        </text:list-item>
                      </text:list>
                    </text:list-item>
                  </text:list>
                </text:list-item>
              </text:list>
            </text:list-item>
            <text:list-item>
              <text:p text:style-name="P1">packages</text:p>
              <text:list>
                <text:list-item>
                  <text:p text:style-name="P1">création d'un package</text:p>
                  <text:list>
                    <text:list-item>
                      <text:p text:style-name="P1">rappel : package = dossier contenant plein de classes</text:p>
                    </text:list-item>
                    <text:list-item>
                      <text:p text:style-name="P1"><text:soft-page-break/>conventions nommage package</text:p>
                      <text:list>
                        <text:list-item>
                          <text:p text:style-name="P1">caractères autorisés</text:p>
                          <text:list>
                            <text:list-item>
                              <text:p text:style-name="P1">lettres minuscules</text:p>
                            </text:list-item>
                            <text:list-item>
                              <text:p text:style-name="P1">chiffres</text:p>
                            </text:list-item>
                            <text:list-item>
                              <text:p text:style-name="P1">"."</text:p>
                            </text:list-item>
                          </text:list>
                        </text:list-item>
                        <text:list-item>
                          <text:p text:style-name="P1">début nom package</text:p>
                          <text:list>
                            <text:list-item>
                              <text:p text:style-name="P1">com, edu, org, fr...</text:p>
                            </text:list-item>
                          </text:list>
                        </text:list-item>
                        <text:list-item>
                          <text:p text:style-name="P1">si comprend mots clés java...</text:p>
                          <text:list>
                            <text:list-item>
                              <text:p text:style-name="P1">faire suivre mots clés par underscore</text:p>
                            </text:list-item>
                          </text:list>
                        </text:list-item>
                        <text:list-item>
                          <text:p text:style-name="P1">exemple</text:p>
                          <text:list>
                            <text:list-item>
                              <text:p text:style-name="P1">com.fred2.package_</text:p>
                            </text:list-item>
                          </text:list>
                        </text:list-item>
                      </text:list>
                    </text:list-item>
                    <text:list-item>
                      <text:p text:style-name="P1">si on créait un package, l'arborescence correspondante est crée dans notre dossier</text:p>
                      <text:list>
                        <text:list-item>
                          <text:p text:style-name="P1">ex : com/fred2/package</text:p>
                        </text:list-item>
                      </text:list>
                    </text:list-item>
                  </text:list>
                </text:list-item>
                <text:list-item>
                  <text:p text:style-name="P1">droits d'accés entre les packages</text:p>
                  <text:list>
                    <text:list-item>
                      <text:p text:style-name="P1">déclarer qu'une classe appartient a un package</text:p>
                      <text:list>
                        <text:list-item>
                          <text:p text:style-name="P1">première ligne : package (nom du package)</text:p>
                        </text:list-item>
                      </text:list>
                    </text:list-item>
                    <text:list-item>
                      <text:p text:style-name="P1">par défaut, quelle portée si on précise pas ?</text:p>
                      <text:list>
                        <text:list-item>
                          <text:p text:style-name="P1">par défaut, package ou default</text:p>
                        </text:list-item>
                      </text:list>
                    </text:list-item>
                    <text:list-item>
                      <text:p text:style-name="P1">que fait un import sur une classe déclarée sans préciser la portée ?</text:p>
                      <text:list>
                        <text:list-item>
                          <text:p text:style-name="P1">erreur</text:p>
                        </text:list-item>
                      </text:list>
                    </text:list-item>
                  </text:list>
                </text:list-item>
              </text:list>
            </text:list-item>
            <text:list-item>
              <text:p text:style-name="P1">classes abstraites et interfaces</text:p>
              <text:list>
                <text:list-item>
                  <text:p text:style-name="P1">classes abstraites</text:p>
                  <text:list>
                    <text:list-item>
                      <text:p text:style-name="P1">une classe abstraite ne peut pas être instanciée !</text:p>
                    </text:list-item>
                    <text:list-item>
                      <text:p text:style-name="P1">sert lorsqu'on doit factoriser des comportements / caractéristiques dans une classe qui ne peut être instanciée (ex : un animal est soit un loup soit un chien etc mais pas juste un animal tout court)</text:p>
                    </text:list-item>
                    <text:list-item>
                      <text:p text:style-name="P1">déclarer une classe abstraite : abstract public class</text:p>
                    </text:list-item>
                    <text:list-item>
                      <text:p text:style-name="P1">particularité d'une méthode abstraite : n'a pas de corps</text:p>
                    </text:list-item>
                    <text:list-item>
                      <text:p text:style-name="P1">déclarer une méthode abstraite : abstract typeRetour nom(param);</text:p>
                      <text:list>
                        <text:list-item>
                          <text:p text:style-name="P1">abstract</text:p>
                        </text:list-item>
                        <text:list-item>
                          <text:p text:style-name="P1">pas de corps</text:p>
                        </text:list-item>
                        <text:list-item>
                          <text:p text:style-name="P1">point-virgule</text:p>
                        </text:list-item>
                      </text:list>
                    </text:list-item>
                    <text:list-item>
                      <text:p text:style-name="P1">une classe abstraite peut contenir des méthodes non abstraite</text:p>
                    </text:list-item>
                    <text:list-item>
                      <text:p text:style-name="P1">une classe contenant une méthode abstraite est forcément abstraite aussi</text:p>
                    </text:list-item>
                    <text:list-item>
                      <text:p text:style-name="P1">une classe abstraite doit forcément être implémentée chez les classes filles</text:p>
                    </text:list-item>
                    <text:list-item>
                      <text:p text:style-name="P1">pas bien compris : parfois quand on fait une déclaration type "classeMere obj = new classeFille();" il y a besoin en suite de caster obj, parfois non....</text:p>
                    </text:list-item>
                  </text:list>
                </text:list-item>
                <text:list-item>
                  <text:p text:style-name="P1">interfaces</text:p>
                  <text:list>
                    <text:list-item>
                      <text:p text:style-name="P1">une interface est une classe 100% abstraite</text:p>
                    </text:list-item>
                    <text:list-item>
                      <text:p text:style-name="P1">utilité interfaces (pas bien compris, à compléter plus tard)</text:p>
                      <text:list>
                        <text:list-item>
                          <text:p text:style-name="P1">permettre l'héritage multiple sans conflits</text:p>
                        </text:list-item>
                        <text:list-item>
                          <text:p text:style-name="P1">à ce que j'ai compris : exemple = on veut récupérer des classes de quelqu'un d'autre, mais y rajouter nos méthodes. Donc demande à la personne de transformer la classe mère en interface, on récupère toutes ses méthodes, on ajoute une interface avec nos méthodes, et on fait hériter les classes filles des deux interfaces à la fois pour avoir l'ancien comportement + le nouveau, tout en permettant à l'autre programmeur d'avoir que l'ancien</text:p>
                        </text:list-item>
                        <text:list-item>
                          <text:p text:style-name="P1">exemple : immeuble pourrait hériter de tour (avec des étages), pyramide de cône (avec une pente murale), et tour eiffel de tour et de pyramide à la fois (étages et pente murale)</text:p>
                        </text:list-item>
                        <text:list-item>
                          <text:p text:style-name="P1"><text:soft-page-break/>je pense que l'interface tour ne remplace pas la classe tour mais vient se placer au dessus pour pouvoir y mettre le corps des méthodes non abstraites</text:p>
                        </text:list-item>
                      </text:list>
                    </text:list-item>
                    <text:list-item>
                      <text:p text:style-name="P1">apparemment : une classe peut implémenter autant d'interfaces qu'on veut (sorte d'héritage multiple au final... sans doutes permis car du coup pas de problèmes de conflit si deux méthodes sont nommées pareil dans deux interfaces – c'était ce qui posait problème pour l'héritage multiple)</text:p>
                    </text:list-item>
                    <text:list-item>
                      <text:p text:style-name="P1">syntaxe création interface : public interface Nom</text:p>
                    </text:list-item>
                    <text:list-item>
                      <text:p text:style-name="P1">pas d'abstract lors de la déclaration des méthodes d'une interface ! On sait qu'elles sont toutes abstraites de toute manière</text:p>
                    </text:list-item>
                    <text:list-item>
                      <text:p text:style-name="P1">interdit de mettre des attributs dans une interface... Sans doutes au cas où deux interfaces aient un attribut de même nom mais pas de même type (conflit de l'héritage multiple similaire aux méthodes de même nom mais de corps différent)</text:p>
                    </text:list-item>
                    <text:list-item>
                      <text:p text:style-name="P1">syntaxe pour dire qu'une classe hérite d'une interface</text:p>
                      <text:list>
                        <text:list-item>
                          <text:p text:style-name="P1">public class NomClasse implements NomInterface</text:p>
                        </text:list-item>
                      </text:list>
                    </text:list-item>
                    <text:list-item>
                      <text:p text:style-name="P1">pareil mais avec plusieurs interfaces</text:p>
                      <text:list>
                        <text:list-item>
                          <text:p text:style-name="P1">public class A implements I1, I2</text:p>
                        </text:list-item>
                      </text:list>
                    </text:list-item>
                    <text:list-item>
                      <text:p text:style-name="P1">apparemment toujours obligé de redéfinir les méthodes... Et si on implémente une interface avec une classe abstraite ???</text:p>
                    </text:list-item>
                    <text:list-item>
                      <text:p text:style-name="P1">apparemment possible de déclarer un objet comme étant de type statique l'interface (pas bien compris l'utilité puisqu'on est sensé déjà pouvoir utiliser les méthodes...)</text:p>
                    </text:list-item>
                    <text:list-item>
                      <text:p text:style-name="P1">syntaxe déclaration classe fille en utilisant une interface (attention ordre !)</text:p>
                      <text:list>
                        <text:list-item>
                          <text:p text:style-name="P1">public class A extends B implements I</text:p>
                        </text:list-item>
                        <text:list-item>
                          <text:p text:style-name="P1">si implements avant extends, erreur à la compilation ! (logique : I plus abstrait que B donc peut pas hériter de B)</text:p>
                        </text:list-item>
                      </text:list>
                    </text:list-item>
                    <text:list-item>
                      <text:p text:style-name="P1">on peut utiliser polymorphisme en déclarant un coup comme classe un coup comme interface (pas du tout compris l'utilité ni la différence...) genre chien C ou AnimalChenil chien (???)</text:p>
                    </text:list-item>
                  </text:list>
                </text:list-item>
                <text:list-item>
                  <text:p text:style-name="P1">le pattern strategy</text:p>
                  <text:list>
                    <text:list-item>
                      <text:p text:style-name="P1">(à compléter plus tard)</text:p>
                    </text:list-item>
                    <text:list-item>
                      <text:p text:style-name="P1">pattern designe = patron (ou modèle) de conception</text:p>
                    </text:list-item>
                    <text:list-item>
                      <text:p text:style-name="P1">(à compléter plus tard)</text:p>
                    </text:list-item>
                    <text:list-item>
                      <text:p text:style-name="P1">façon simple apparemment de déclarer un tableau d'objets tout en créant les objets pointés</text:p>
                      <text:list>
                        <text:list-item>
                          <text:p text:style-name="P1">on peut apparemment écrire :</text:p>
                        </text:list-item>
                        <text:list-item>
                          <text:p text:style-name="P1">Voiture[] T = {new Voiture(), new Voiture(), new Voiture()};</text:p>
                        </text:list-item>
                        <text:list-item>
                          <text:p text:style-name="P1">ou, plus utile :</text:p>
                        </text:list-item>
                        <text:list-item>
                          <text:p text:style-name="P1">Vehicule[] tab = {new Voiture(), new Moto(), new Moto(), new Camion()};</text:p>
                        </text:list-item>
                      </text:list>
                    </text:list-item>
                    <text:list-item>
                      <text:p text:style-name="P1">obtenir la classe d'un objet</text:p>
                      <text:list>
                        <text:list-item>
                          <text:p text:style-name="P1">obj.getClass();</text:p>
                        </text:list-item>
                        <text:list-item>
                          <text:p text:style-name="P1">utile par exemple pour parcourir un tableau d'objets variés comme ci dessus</text:p>
                        </text:list-item>
                      </text:list>
                    </text:list-item>
                    <text:list-item>
                      <text:p text:style-name="P1">obtenir le nom de cette classe</text:p>
                      <text:list>
                        <text:list-item>
                          <text:p text:style-name="P1">obj.getClass().getName();</text:p>
                        </text:list-item>
                        <text:list-item>
                          <text:p text:style-name="P1">(ou NomClasse.getName() surement mais voit pas l'intéret)</text:p>
                        </text:list-item>
                      </text:list>
                    </text:list-item>
                    <text:list-item>
                      <text:p text:style-name="P1">apparemment possible mettre valeur par défaut a attributs</text:p>
                      <text:list>
                        <text:list-item>
                          <text:p text:style-name="P1">public class Voiture</text:p>
                          <text:p text:style-name="P1">{</text:p>
                          <text:list>
                            <text:list-header>
                              <text:p text:style-name="P1">private marque = "inconnue"; // (par défaut, pourra être changé)</text:p>
                              <text:p text:style-name="P1">…</text:p>
                            </text:list-header>
                          </text:list>
                          <text:p text:style-name="P1">}</text:p>
                        </text:list-item>
                      </text:list>
                    </text:list-item>
                    <text:list-item>
                      <text:p text:style-name="P1"><text:soft-page-break/>syntaxe UML interface</text:p>
                      <text:list>
                        <text:list-item>
                          <text:p text:style-name="P1">&lt;&lt;interface&gt;&gt;</text:p>
                        </text:list-item>
                      </text:list>
                    </text:list-item>
                    <text:list-item>
                      <text:p text:style-name="P1">syntaxe UML implémentation</text:p>
                      <text:list>
                        <text:list-item>
                          <text:p text:style-name="P1">cas ou classe abstraite implémente interface : flèche normale sans triangle</text:p>
                        </text:list-item>
                        <text:list-item>
                          <text:p text:style-name="P1">cas ou classe concrète implémente interface : flèche pointillée sans triangle</text:p>
                        </text:list-item>
                      </text:list>
                    </text:list-item>
                    <text:list-item>
                      <text:p text:style-name="P1">technique pour pouvoir changer facilement le comportement d'une méthode</text:p>
                      <text:list>
                        <text:list-item>
                          <text:p text:style-name="P1">c'est justement le pattern strategy je crois</text:p>
                        </text:list-item>
                        <text:list-item>
                          <text:p text:style-name="P1">on créait une interface destinée à choisir entre les méthodes interchangeables de notre projet</text:p>
                        </text:list-item>
                        <text:list-item>
                          <text:p text:style-name="P1">on créait des classes filles implémentant cette interface en choisissant la méthode à utiliser</text:p>
                        </text:list-item>
                        <text:list-item>
                          <text:p text:style-name="P1">on créait un attribut dans notre classe de type cette interface</text:p>
                        </text:list-item>
                        <text:list-item>
                          <text:p text:style-name="P1">dans le constructeur ou le setter on peut passer en paramètre le type dynamique utilisé (interface attribut = new implementationChoisie();)</text:p>
                        </text:list-item>
                        <text:list-item>
                          <text:p text:style-name="P1">du coup on peut faire "attribut.methode()" et la méthode sera appelée avec un corps différent en fonction de l'implémentation choisie.</text:p>
                        </text:list-item>
                        <text:list-item>
                          <text:p text:style-name="P1">on peut donner des classes filles à la classe ayant pour attribut l'interface, et choisir des méthodes différentes pour chaque classe fille du coup (enfin je suppose que c'est ça l'utilité)</text:p>
                        </text:list-item>
                        <text:list-item>
                          <text:p text:style-name="P1">permet aussi de factoriser et de pouvoir changer de façon souple</text:p>
                        </text:list-item>
                        <text:list-item>
                          <text:p text:style-name="P1">ainsi, en pleine exécution du programme, si l'utilisateur le demande, il peut changer les méthodes (ex : il choisit un jetpack et hop il peut voler)</text:p>
                        </text:list-item>
                      </text:list>
                    </text:list-item>
                    <text:list-item>
                      <text:p text:style-name="P1">particularité encapsulation comportements (pas bien compris)</text:p>
                      <text:list>
                        <text:list-item>
                          <text:p text:style-name="P1">apparemment, créer un package pour l'interface, sa classe mère et toutes ses classes filles implémentant les méthodes / héritant de la classe mère (je sais pas pourquoi)</text:p>
                        </text:list-item>
                        <text:list-item>
                          <text:p text:style-name="P1">déclarer les attributs de la classe mère choisissant le comportement de l'interface en tant que protected (je sais pas trop pourquoi non plus)</text:p>
                        </text:list-item>
                      </text:list>
                    </text:list-item>
                  </text:list>
                </text:list-item>
              </text:list>
            </text:list-item>
            <text:list-item>
              <text:p text:style-name="P1">les exceptions</text:p>
              <text:list>
                <text:list-item>
                  <text:p text:style-name="P1">intro</text:p>
                  <text:list>
                    <text:list-item>
                      <text:p text:style-name="P1">une exception est une erreur qui arrête le programme</text:p>
                    </text:list-item>
                    <text:list-item>
                      <text:p text:style-name="P1">capturer une exception = identifier dans le code un endroit qui pourrait générer une erreur, prévoire comment la traiter et envoyer un message avant de continuer une exception</text:p>
                    </text:list-item>
                    <text:list-item>
                      <text:p text:style-name="P1">si on ne capture pas une exception, ça génère une erreur qui stop le programme. C'est les messages d'erreurs qu'on voit d'habitude.</text:p>
                    </text:list-item>
                  </text:list>
                </text:list-item>
                <text:list-item>
                  <text:p text:style-name="P1">le bloc try … catch</text:p>
                  <text:list>
                    <text:list-item>
                      <text:p text:style-name="P1">java répertorie déjà les différents cas d'erreur. Dans la classe Exceptions. Ca affiche un message "Exception" etc à l'écran.</text:p>
                    </text:list-item>
                    <text:list-item>
                      <text:p text:style-name="P1">la classe d'exceptions relatives aux calculs mathématiques s'appelle</text:p>
                      <text:list>
                        <text:list-item>
                          <text:p text:style-name="P1"><text:s/>"ArithmeticException"</text:p>
                        </text:list-item>
                      </text:list>
                    </text:list-item>
                    <text:list-item>
                      <text:p text:style-name="P1">comment attraper une erreur ?</text:p>
                      <text:list>
                        <text:list-item>
                          <text:p text:style-name="P1">try</text:p>
                          <text:p text:style-name="P1">{</text:p>
                          <text:list>
                            <text:list-header>
                              <text:p text:style-name="P1">i / j // (ex division par 0)</text:p>
                            </text:list-header>
                          </text:list>
                          <text:p text:style-name="P1">}</text:p>
                          <text:p text:style-name="P1">catch (ArithmeticException e)</text:p>
                          <text:p text:style-name="P1">{</text:p>
                          <text:list text:continue-numbering="true">
                            <text:list-header>
                              <text:p text:style-name="P1">system etc (message) // cas ou traitement = message</text:p>
                            </text:list-header>
                          </text:list>
                          <text:p text:style-name="P1">}</text:p>
                        </text:list-item>
                      </text:list>
                    </text:list-item>
                    <text:list-item>
                      <text:p text:style-name="P1"><text:soft-page-break/>qu'est ce qui est exécuté si une erreur est attrapée ?</text:p>
                      <text:list>
                        <text:list-item>
                          <text:p text:style-name="P1">le bloc de try</text:p>
                        </text:list-item>
                        <text:list-item>
                          <text:p text:style-name="P1">ce qui suit le try catch</text:p>
                        </text:list-item>
                      </text:list>
                    </text:list-item>
                    <text:list-item>
                      <text:p text:style-name="P1">qu'est ce qui est exécuté si aucune erreur n'est trouvée ?</text:p>
                      <text:list>
                        <text:list-item>
                          <text:p text:style-name="P1">le bloc de catch</text:p>
                        </text:list-item>
                        <text:list-item>
                          <text:p text:style-name="P1">ce qui suit le try catch</text:p>
                        </text:list-item>
                      </text:list>
                    </text:list-item>
                    <text:list-item>
                      <text:p text:style-name="P1">lever une exception consiste donc à fournir un code alternatif en cas d'erreur</text:p>
                    </text:list-item>
                    <text:list-item>
                      <text:p text:style-name="P1">à quoi sert ce qu'on passe en paramètre dans le catch ?</text:p>
                      <text:list>
                        <text:list-item>
                          <text:p text:style-name="P1">ArithmeticException sert à connaître la nature de l'exception</text:p>
                        </text:list-item>
                        <text:list-item>
                          <text:p text:style-name="P1">e (l'objet) sert à pouvoir manipuler l'erreur (récupérer son message etc)</text:p>
                        </text:list-item>
                      </text:list>
                    </text:list-item>
                    <text:list-item>
                      <text:p text:style-name="P1">comment récupérer le message renvoyé par l'erreur ?</text:p>
                      <text:list>
                        <text:list-item>
                          <text:p text:style-name="P1">e.getMessage()</text:p>
                        </text:list-item>
                      </text:list>
                    </text:list-item>
                    <text:list-item>
                      <text:p text:style-name="P1">finally pour dire d'effectuer quelque chose qu'une erreur soit trouvée ou non</text:p>
                      <text:list>
                        <text:list-item>
                          <text:p text:style-name="P1">exemple</text:p>
                          <text:list>
                            <text:list-header>
                              <text:p text:style-name="P1">try{ … }</text:p>
                              <text:p text:style-name="P1">catch { … }</text:p>
                              <text:p text:style-name="P1">finally { … }</text:p>
                            </text:list-header>
                          </text:list>
                        </text:list-item>
                      </text:list>
                    </text:list-item>
                    <text:list-item>
                      <text:p text:style-name="P1">différence avec ce qui est sous try catch : si dans le catch on rejette l'exception avec un throw, on n'exécute pas ce qui est sous le try catch, mais on exécute ce qui est dans le finally.</text:p>
                    </text:list-item>
                  </text:list>
                </text:list-item>
                <text:list-item>
                  <text:p text:style-name="P1">les exceptions personnalisées</text:p>
                  <text:list>
                    <text:list-item>
                      <text:p text:style-name="P1">créer une exception personnalisée</text:p>
                      <text:list>
                        <text:list-item>
                          <text:p text:style-name="P1">public class NomException extends Exception</text:p>
                          <text:p text:style-name="P1">{</text:p>
                          <text:list>
                            <text:list-header>
                              <text:p text:style-name="P1">public NomException () // constructeur</text:p>
                              <text:p text:style-name="P1">{</text:p>
                              <text:list>
                                <text:list-header>
                                  <text:p text:style-name="P1">System.out.println("erreur : …"); // ou autre traitement</text:p>
                                </text:list-header>
                              </text:list>
                              <text:p text:style-name="P1">}</text:p>
                            </text:list-header>
                          </text:list>
                          <text:p text:style-name="P1">}</text:p>
                        </text:list-item>
                      </text:list>
                    </text:list-item>
                    <text:list-item>
                      <text:p text:style-name="P1">faire survenir cette exception dans un programme</text:p>
                      <text:list>
                        <text:list-header>
                          <text:p text:style-name="P1">public methode() throws NomException</text:p>
                          <text:p text:style-name="P1">{</text:p>
                          <text:list>
                            <text:list-header>
                              <text:p text:style-name="P1">if (condition indésirable)</text:p>
                              <text:list>
                                <text:list-header>
                                  <text:p text:style-name="P1">throw new NomException();</text:p>
                                </text:list-header>
                              </text:list>
                            </text:list-header>
                          </text:list>
                          <text:p text:style-name="P1">}</text:p>
                        </text:list-header>
                      </text:list>
                    </text:list-item>
                    <text:list-item>
                      <text:p text:style-name="P1">un throw envoie une erreur à la méthode appelante.</text:p>
                    </text:list-item>
                    <text:list-item>
                      <text:p text:style-name="P1">la fonction appelante doit du coup attraper l'erreur.</text:p>
                    </text:list-item>
                    <text:list-item>
                      <text:p text:style-name="P1">tout appel de méthode dont l'en-tête contient "throws" doit être dans un try, ou la méthode appelante doit elle même aussi contenir un throws et récursivement</text:p>
                    </text:list-item>
                    <text:list-item>
                      <text:p text:style-name="P1">HS : déclarer les variables en dehors du try si on veut les utiliser ailleurs</text:p>
                    </text:list-item>
                  </text:list>
                </text:list-item>
                <text:list-item>
                  <text:p text:style-name="P1">la gestion de plusieurs exceptions</text:p>
                  <text:list>
                    <text:list-item>
                      <text:p text:style-name="P1">il existe un constructeur d'Exception prennant un message en paramètre</text:p>
                    </text:list-item>
                    <text:list-item>
                      <text:p text:style-name="P1">pour exception perso on peut se contenter du coup dans le constructeur de super(message);</text:p>
                    </text:list-item>
                    <text:list-item>
                      <text:p text:style-name="P1">ce qui nous permettrea d'appeler ExceptionPerso.getMessage();</text:p>
                    </text:list-item>
                    <text:list-item>
                      <text:p text:style-name="P1">comment indiquer qu'une méthode renvoie potentiellement 2 exceptions ?</text:p>
                      <text:list>
                        <text:list-item>
                          <text:p text:style-name="P1">public (en-tête méthode) throws E1, E2</text:p>
                        </text:list-item>
                      </text:list>
                    </text:list-item>
                    <text:list-item>
                      <text:p text:style-name="P1">dans la méthode appelant la méthode pouvant renvoyer 2 exceptions, comment est géré l'appel dangereux ?</text:p>
                      <text:list>
                        <text:list-item>
                          <text:p text:style-name="P1">un try avec l'appel</text:p>
                        </text:list-item>
                        <text:list-item>
                          <text:p text:style-name="P1"><text:soft-page-break/>suivit de 2 catch</text:p>
                        </text:list-item>
                      </text:list>
                    </text:list-item>
                    <text:list-item>
                      <text:p text:style-name="P1">ordre des catch</text:p>
                      <text:list>
                        <text:list-item>
                          <text:p text:style-name="P1">dans le même ordre que les throw dans la fonction appelée</text:p>
                        </text:list-item>
                      </text:list>
                    </text:list-item>
                  </text:list>
                </text:list-item>
                <text:list-item>
                  <text:p text:style-name="P1">depuis java 7 : le multicatch</text:p>
                  <text:list>
                    <text:list-item>
                      <text:p text:style-name="P1">regrouper les deux catch en un seul (syntaxe)</text:p>
                      <text:list>
                        <text:list-item>
                          <text:p text:style-name="P1">catch (E1 | E2 e) // deux types un seul objet et un OU pas ET car si la première est levée on regarde pas la suite</text:p>
                        </text:list-item>
                      </text:list>
                    </text:list-item>
                  </text:list>
                </text:list-item>
              </text:list>
            </text:list-item>
            <text:list-item>
              <text:p text:style-name="P1">les énumérations</text:p>
              <text:list>
                <text:list-item>
                  <text:p text:style-name="P1">intro</text:p>
                  <text:list>
                    <text:list-item>
                      <text:p text:style-name="P1">qu'est ce qu'une énumération ?</text:p>
                      <text:list>
                        <text:list-item>
                          <text:p text:style-name="P1">un type de données personnalisé ne pouvant prendre que certaines valeurs (ex : couleurs = rouge vert bleu, langages = java PHP C etc)</text:p>
                        </text:list-item>
                      </text:list>
                    </text:list-item>
                  </text:list>
                </text:list-item>
                <text:list-item>
                  <text:p text:style-name="P1">avant les énumérations</text:p>
                  <text:list>
                    <text:list-item>
                      <text:p text:style-name="P1">faire équivalent macros</text:p>
                      <text:list>
                        <text:list-item>
                          <text:p text:style-name="P1">constantes de classe servant juste à changer facilement plein de valeurs dans le code source</text:p>
                        </text:list-item>
                        <text:list-item>
                          <text:p text:style-name="P1">public static final VARIABLE = 2;</text:p>
                        </text:list-item>
                        <text:list-item>
                          <text:p text:style-name="P1">nom tout en majuscules</text:p>
                        </text:list-item>
                      </text:list>
                    </text:list-item>
                    <text:list-item>
                      <text:p text:style-name="P1">exemple d'utilité des enumérations</text:p>
                      <text:list>
                        <text:list-item>
                          <text:p text:style-name="P1">on a une méthode qui prend un paramètre pour lequel on a prévu comment réagir uniquement si ce paramètre comporte quelques valeurs précises. Si ce paramètre est une énumération des valeurs en question, on est sur qu'on va pas passer n'importe quoi en paramètre. Exemple : une fonction qui prend des couleurs.</text:p>
                        </text:list-item>
                      </text:list>
                    </text:list-item>
                  </text:list>
                </text:list-item>
                <text:list-item>
                  <text:p text:style-name="P1">une solution : les enum</text:p>
                  <text:list>
                    <text:list-item>
                      <text:p text:style-name="P1">explications nulles prof</text:p>
                      <text:list>
                        <text:list-item>
                          <text:p text:style-name="P1">syntaxe déclaration énumération (attention : grande particularité !!!)</text:p>
                          <text:list>
                            <text:list-item>
                              <text:p text:style-name="P1">public enum Nom</text:p>
                              <text:p text:style-name="P1">{</text:p>
                              <text:list>
                                <text:list-header>
                                  <text:p text:style-name="P1">valeur1,</text:p>
                                  <text:p text:style-name="P1">valeur2,</text:p>
                                  <text:p text:style-name="P1">…</text:p>
                                  <text:p text:style-name="P1">valeurN;</text:p>
                                </text:list-header>
                              </text:list>
                              <text:p text:style-name="P1">}</text:p>
                            </text:list-item>
                            <text:list-item>
                              <text:p text:style-name="P1">attention : enum et pas class !!!</text:p>
                            </text:list-item>
                            <text:list-item>
                              <text:p text:style-name="P1">juste une liste de valeurs !!!</text:p>
                            </text:list-item>
                            <text:list-item>
                              <text:p text:style-name="P1">pas de type ni d'encapsulation !!!</text:p>
                            </text:list-item>
                            <text:list-item>
                              <text:p text:style-name="P1">virgules à la fin a chaque fois et termine par ;</text:p>
                            </text:list-item>
                          </text:list>
                        </text:list-item>
                        <text:list-item>
                          <text:p text:style-name="P1">classe mère des énumérations (à titre informatif)</text:p>
                          <text:list>
                            <text:list-item>
                              <text:p text:style-name="P1">java.lang.Enum</text:p>
                            </text:list-item>
                          </text:list>
                        </text:list-item>
                        <text:list-item>
                          <text:p text:style-name="P1">les valeurs d'une énum peuvent être considérées comme des variables statiques déclarées publiques</text:p>
                        </text:list-item>
                        <text:list-item>
                          <text:p text:style-name="P1">comment manipuler du coup une de ces valeurs ? (syntaxe)</text:p>
                          <text:list>
                            <text:list-item>
                              <text:p text:style-name="P1">Type.valeur</text:p>
                            </text:list-item>
                            <text:list-item>
                              <text:p text:style-name="P1">ex : Langage.Java</text:p>
                            </text:list-item>
                          </text:list>
                        </text:list-item>
                        <text:list-item>
                          <text:p text:style-name="P1">comment obtenir le tableau des valeurs d'une énumération ?</text:p>
                          <text:list>
                            <text:list-item>
                              <text:p text:style-name="P1">Type.values()</text:p>
                            </text:list-item>
                            <text:list-item>
                              <text:p text:style-name="P1">(Type.values()[1] pour la deuxième valeur)</text:p>
                            </text:list-item>
                            <text:list-item>
                              <text:p text:style-name="P1">peut parcourir les valeurs dans une boucle for par méthode connue</text:p>
                            </text:list-item>
                            <text:list-item>
                              <text:p text:style-name="P1">for (Type nom : Type.values())</text:p>
                            </text:list-item>
                          </text:list>
                        </text:list-item>
                        <text:list-item>
                          <text:p text:style-name="P1"><text:soft-page-break/>comment attribuer une valeur a ce sortes de valeurs ? (explique très mal...)</text:p>
                          <text:list>
                            <text:list-item>
                              <text:p text:style-name="P1">les "valeurs" ne sont donc pas des valeurs mais des attributs</text:p>
                            </text:list-item>
                            <text:list-item>
                              <text:p text:style-name="P1">on peut leur attribuer une valeur comme ceci :</text:p>
                              <text:list>
                                <text:list-header>
                                  <text:p text:style-name="P1">attribut1("valeur1"),</text:p>
                                  <text:p text:style-name="P1">attribut2("valeur2");</text:p>
                                  <text:p text:style-name="P1">…</text:p>
                                </text:list-header>
                              </text:list>
                            </text:list-item>
                          </text:list>
                        </text:list-item>
                        <text:list-item>
                          <text:p text:style-name="P1">peut aussi ajouter méthodes mais j'y comprend rien explique trop mal</text:p>
                          <text:list>
                            <text:list-item>
                              <text:p text:style-name="P1">apparement chaque attribut("val") est un appel au constructeur et on peut appeler plusieurs constructeurs en fonction du mot qu'on met devant mais il y en a qu'un seul en vrai portant le nom de l'enum et ce qui est passé en paramètre est le "val"</text:p>
                            </text:list-item>
                          </text:list>
                        </text:list-item>
                      </text:list>
                    </text:list-item>
                    <text:list-item>
                      <text:p text:style-name="P1">explications perso</text:p>
                      <text:list>
                        <text:list-item>
                          <text:p text:style-name="P1">pas le temps, plus tars</text:p>
                        </text:list-item>
                      </text:list>
                    </text:list-item>
                  </text:list>
                </text:list-item>
              </text:list>
            </text:list-item>
            <text:list-item>
              <text:p text:style-name="P1">les collections d'objets</text:p>
              <text:list>
                <text:list-item>
                  <text:p text:style-name="P1">intro</text:p>
                  <text:list>
                    <text:list-item>
                      <text:p text:style-name="P1">une collection est une sorte de tableau d'objets hétéroclites a taille dynamique</text:p>
                    </text:list-item>
                    <text:list-item>
                      <text:p text:style-name="P1">java.util contient toutes les classes qu'on utilisera pour les collections</text:p>
                    </text:list-item>
                    <text:list-item>
                      <text:p text:style-name="P1">plusieurs classes de collections. Ce sont toutes des interfaces.</text:p>
                    </text:list-item>
                    <text:list-item>
                      <text:p text:style-name="P1">5 différentes classes de collection et leur hiérarchie</text:p>
                      <text:list>
                        <text:list-item>
                          <text:p text:style-name="P1">Collection : contient des objets hétéroclites indicés par des nombres je pense</text:p>
                          <text:list>
                            <text:list-item>
                              <text:p text:style-name="P1">List : peut contenir des répétitions</text:p>
                            </text:list-item>
                            <text:list-item>
                              <text:p text:style-name="P1">Set : que des objets uniques</text:p>
                              <text:list>
                                <text:list-item>
                                  <text:p text:style-name="P1">SortedSet : trié</text:p>
                                </text:list-item>
                              </text:list>
                            </text:list-item>
                          </text:list>
                        </text:list-item>
                        <text:list-item>
                          <text:p text:style-name="P1">Map : contient des objets hétéroclites indicés par des clés</text:p>
                          <text:list>
                            <text:list-item>
                              <text:p text:style-name="P1">SortedMap : trié</text:p>
                            </text:list-item>
                          </text:list>
                        </text:list-item>
                      </text:list>
                    </text:list-item>
                  </text:list>
                </text:list-item>
                <text:list-item>
                  <text:p text:style-name="P1">les objets list</text:p>
                  <text:list>
                    <text:list-item>
                      <text:p text:style-name="P1">3 sous classes très utilisées de List</text:p>
                      <text:list>
                        <text:list-item>
                          <text:p text:style-name="P1">Vector</text:p>
                        </text:list-item>
                        <text:list-item>
                          <text:p text:style-name="P1">LinkedList</text:p>
                        </text:list-item>
                        <text:list-item>
                          <text:p text:style-name="P1">ArrayList</text:p>
                        </text:list-item>
                      </text:list>
                    </text:list-item>
                    <text:list-item>
                      <text:p text:style-name="P1">LinkedList</text:p>
                      <text:list>
                        <text:list-item>
                          <text:p text:style-name="P1">une linkedlist est une liste doublement chainée</text:p>
                        </text:list-item>
                        <text:list-item>
                          <text:p text:style-name="P1">fonctionnement globale</text:p>
                          <text:list>
                            <text:list-item>
                              <text:p text:style-name="P1">première élément : une référence null et une référence à l'élément suivant</text:p>
                            </text:list-item>
                            <text:list-item>
                              <text:p text:style-name="P1">autres éléments : une référence sur précédent et suivant</text:p>
                            </text:list-item>
                            <text:list-item>
                              <text:p text:style-name="P1">dernier élément : une référence précédent un null</text:p>
                            </text:list-item>
                          </text:list>
                        </text:list-item>
                        <text:list-item>
                          <text:p text:style-name="P1">import java.util.*; a ne pas oublier</text:p>
                        </text:list-item>
                        <text:list-item>
                          <text:p text:style-name="P1">créer une liste chainée : LinkedList l = new LinkedList();</text:p>
                        </text:list-item>
                        <text:list-item>
                          <text:p text:style-name="P1">ajouter un élément en queue de liste (je suppose) : l.add("n'importequoi");</text:p>
                        </text:list-item>
                        <text:list-item>
                          <text:p text:style-name="P1">obtenir la taille de la liste : l.size();</text:p>
                        </text:list-item>
                        <text:list-item>
                          <text:p text:style-name="P1">obtenir un élément de la liste : l.get(i);</text:p>
                        </text:list-item>
                        <text:list-item>
                          <text:p text:style-name="P1">méthode indiquant si on est au bout <text:s/>d'une list / d'un tableau ? / autre ?</text:p>
                          <text:list>
                            <text:list-item>
                              <text:p text:style-name="P1">l.hasnext();</text:p>
                            </text:list-item>
                          </text:list>
                        </text:list-item>
                        <text:list-item>
                          <text:p text:style-name="P1">un itérateur est un objet qui n'existe que pour parcourir une liste</text:p>
                        </text:list-item>
                        <text:list-item>
                          <text:p text:style-name="P1">classe des itérateurs de liste : ListIterator</text:p>
                        </text:list-item>
                        <text:list-item>
                          <text:p text:style-name="P1">récupérer l'itérateur d'une liste : l.listIterator();</text:p>
                        </text:list-item>
                        <text:list-item>
                          <text:p text:style-name="P1">parcourir une liste avec un itérateur (douteux...)</text:p>
                          <text:list>
                            <text:list-item>
                              <text:p text:style-name="P1">while (li.hasNext())</text:p>
                              <text:p text:style-name="P1">{</text:p>
                              <text:p text:style-name="P1"><text:soft-page-break/><text:tab/>System.out.println(li.next());</text:p>
                              <text:p text:style-name="P1">}</text:p>
                            </text:list-item>
                            <text:list-item>
                              <text:p text:style-name="P1">marche pas</text:p>
                            </text:list-item>
                          </text:list>
                        </text:list-item>
                        <text:list-item>
                          <text:p text:style-name="P1">LinkedList utile pour insérer des données au milieu mais lent pour lire tout</text:p>
                        </text:list-item>
                      </text:list>
                    </text:list-item>
                    <text:list-item>
                      <text:p text:style-name="P1">ArrayList</text:p>
                      <text:list>
                        <text:list-item>
                          <text:p text:style-name="P1">particularité : accepte "null" comme donnée</text:p>
                        </text:list-item>
                        <text:list-item>
                          <text:p text:style-name="P1">7 méthodes d'ArrayList (dont 3 déjà vues)</text:p>
                          <text:list>
                            <text:list-item>
                              <text:p text:style-name="P1">size()</text:p>
                            </text:list-item>
                            <text:list-item>
                              <text:p text:style-name="P1">add(...)</text:p>
                            </text:list-item>
                            <text:list-item>
                              <text:p text:style-name="P1">get(...)</text:p>
                            </text:list-item>
                            <text:list-item>
                              <text:p text:style-name="P1">remove(i) // supprime le i+1ème élément</text:p>
                            </text:list-item>
                            <text:list-item>
                              <text:p text:style-name="P1">isEmpty() // true ou false</text:p>
                            </text:list-item>
                            <text:list-item>
                              <text:p text:style-name="P1">removeAll()</text:p>
                            </text:list-item>
                            <text:list-item>
                              <text:p text:style-name="P1">contains(objet) // renvoie booléan aussi</text:p>
                            </text:list-item>
                          </text:list>
                        </text:list-item>
                        <text:list-item>
                          <text:p text:style-name="P1">arraylist rapide pour lire tout mais lent pour insérer supprimer données au milieu</text:p>
                        </text:list-item>
                        <text:list-item>
                          <text:p text:style-name="P1">perso : qu'est ce qu'est donc un ArrayList ?</text:p>
                          <text:list>
                            <text:list-item>
                              <text:p text:style-name="P1">une arraylist est donc un tableau hétéroclite dynamique (tableau donc contigüe en mémoire) et une LinkedList = liste doublement chainée</text:p>
                            </text:list-item>
                          </text:list>
                        </text:list-item>
                      </text:list>
                    </text:list-item>
                  </text:list>
                </text:list-item>
                <text:list-item>
                  <text:p text:style-name="P1">les objets map</text:p>
                  <text:list>
                    <text:list-item>
                      <text:p text:style-name="P1">intro</text:p>
                      <text:list>
                        <text:list-item>
                          <text:p text:style-name="P1">un objet de Map est une liste indicée par des clés</text:p>
                        </text:list-item>
                        <text:list-item>
                          <text:p text:style-name="P1">clé = unique</text:p>
                        </text:list-item>
                        <text:list-item>
                          <text:p text:style-name="P1">valeur pas forcément</text:p>
                        </text:list-item>
                      </text:list>
                    </text:list-item>
                    <text:list-item>
                      <text:p text:style-name="P1">Hashable</text:p>
                      <text:list>
                        <text:list-item>
                          <text:p text:style-name="P1">nom français (connais déjà) : table de hachage</text:p>
                        </text:list-item>
                        <text:list-item>
                          <text:p text:style-name="P1">ses codes ne marchent pas encore une fois !!! Cours de merde</text:p>
                        </text:list-item>
                        <text:list-item>
                          <text:p text:style-name="P1">déclarer un Hashtable : Hashtable ht = new Hashtable();</text:p>
                        </text:list-item>
                        <text:list-item>
                          <text:p text:style-name="P1">ajouter des éléments au hashtable : ht.put(clé, obj);</text:p>
                        </text:list-item>
                        <text:list-item>
                          <text:p text:style-name="P1">stocker ses éléments dans une énumération</text:p>
                          <text:list>
                            <text:list-item>
                              <text:p text:style-name="P1">Enumeration e = ht.elements();</text:p>
                            </text:list-item>
                          </text:list>
                        </text:list-item>
                        <text:list-item>
                          <text:p text:style-name="P1">regarder s'il reste des éléments dans l'énumération : e.hasMoreElements();</text:p>
                        </text:list-item>
                        <text:list-item>
                          <text:p text:style-name="P1">aller à l'élément suivant : e.nextElement();</text:p>
                        </text:list-item>
                        <text:list-item>
                          <text:p text:style-name="P1">parcourir les éléments</text:p>
                          <text:list>
                            <text:list-item>
                              <text:p text:style-name="P1">while(e.hasMoreElements())</text:p>
                              <text:list>
                                <text:list-header>
                                  <text:p text:style-name="P1">System.out.println(e.nextElement());</text:p>
                                </text:list-header>
                              </text:list>
                            </text:list-item>
                          </text:list>
                        </text:list-item>
                        <text:list-item>
                          <text:p text:style-name="P1">6 méthodes d'une table de hachage</text:p>
                          <text:list>
                            <text:list-item>
                              <text:p text:style-name="P4">isEmpty()</text:p>
                            </text:list-item>
                            <text:list-item>
                              <text:p text:style-name="P4">contains(obj)</text:p>
                            </text:list-item>
                            <text:list-item>
                              <text:p text:style-name="P4">containsKey(key)</text:p>
                            </text:list-item>
                            <text:list-item>
                              <text:p text:style-name="P4">put(key, obj)</text:p>
                            </text:list-item>
                            <text:list-item>
                              <text:p text:style-name="P4">elements()</text:p>
                            </text:list-item>
                            <text:list-item>
                              <text:p text:style-name="P4">keys()</text:p>
                            </text:list-item>
                          </text:list>
                        </text:list-item>
                        <text:list-item>
                          <text:p text:style-name="P4">n'accepte pas la valeur null</text:p>
                        </text:list-item>
                        <text:list-item>
                          <text:p text:style-name="P4">Hashtable est threadsafe : plusieurs thread (processus parallèles je crois) peuvent y accéder en même temps sans risque de conflit</text:p>
                        </text:list-item>
                      </text:list>
                    </text:list-item>
                    <text:list-item>
                      <text:p text:style-name="P1">HashMap</text:p>
                      <text:list>
                        <text:list-item>
                          <text:p text:style-name="P1">2 différences avec Hashtable</text:p>
                          <text:list>
                            <text:list-item>
                              <text:p text:style-name="P1">accepte null</text:p>
                            </text:list-item>
                            <text:list-item>
                              <text:p text:style-name="P1"><text:soft-page-break/>pas threadsafe</text:p>
                            </text:list-item>
                          </text:list>
                        </text:list-item>
                      </text:list>
                    </text:list-item>
                  </text:list>
                </text:list-item>
                <text:list-item>
                  <text:p text:style-name="P1">la classe set</text:p>
                  <text:list>
                    <text:list-item>
                      <text:p text:style-name="P1">intro</text:p>
                      <text:list>
                        <text:list-item>
                          <text:p text:style-name="P1">un set est une collection qui n'accepte pas les doublons</text:p>
                        </text:list-item>
                        <text:list-item>
                          <text:p text:style-name="P1">quelques sous classes de set</text:p>
                          <text:list>
                            <text:list-item>
                              <text:p text:style-name="P1">HashSet</text:p>
                            </text:list-item>
                            <text:list-item>
                              <text:p text:style-name="P1">TreeSet</text:p>
                            </text:list-item>
                            <text:list-item>
                              <text:p text:style-name="P1">LinkedHashSet</text:p>
                            </text:list-item>
                          </text:list>
                        </text:list-item>
                        <text:list-item>
                          <text:p text:style-name="P1">quelques différences non nomminatives : certains n'acceptent pas null d'autres pas certains objets etc...</text:p>
                        </text:list-item>
                        <text:list-item>
                          <text:p text:style-name="P1">plutôt destinés à la manipulation de grande quantité de données</text:p>
                        </text:list-item>
                        <text:list-item>
                          <text:p text:style-name="P1">pas très bons pour insertion</text:p>
                        </text:list-item>
                        <text:list-item>
                          <text:p text:style-name="P1">HashSet a des temps d'accés plus courts donc plus généralement utilisé</text:p>
                        </text:list-item>
                        <text:list-item>
                          <text:p text:style-name="P1">utiliser TreeSet si on doit constamment trier</text:p>
                        </text:list-item>
                      </text:list>
                    </text:list-item>
                    <text:list-item>
                      <text:p text:style-name="P1">la classe HashSet</text:p>
                      <text:list>
                        <text:list-item>
                          <text:p text:style-name="P1">deux moyens de parcourir un HashSet</text:p>
                          <text:list>
                            <text:list-item>
                              <text:p text:style-name="P1">en utilisant un Iterator</text:p>
                            </text:list-item>
                            <text:list-item>
                              <text:p text:style-name="P1">en extrayant un tableau d'Object</text:p>
                            </text:list-item>
                          </text:list>
                        </text:list-item>
                        <text:list-item>
                          <text:p text:style-name="P1">flemme d'expliquer comment on fouille dedans, analogue a ce qui a été vu précédemment</text:p>
                        </text:list-item>
                        <text:list-item>
                          <text:p text:style-name="P1">6 méthodes de HashSet</text:p>
                          <text:list>
                            <text:list-item>
                              <text:p text:style-name="P1">add()</text:p>
                            </text:list-item>
                            <text:list-item>
                              <text:p text:style-name="P1">contain(valeur)</text:p>
                            </text:list-item>
                            <text:list-item>
                              <text:p text:style-name="P1">isEmpty()</text:p>
                            </text:list-item>
                            <text:list-item>
                              <text:p text:style-name="P1">iterator()</text:p>
                            </text:list-item>
                            <text:list-item>
                              <text:p text:style-name="P1">remove(obj)</text:p>
                            </text:list-item>
                            <text:list-item>
                              <text:p text:style-name="P1">toArray()</text:p>
                            </text:list-item>
                          </text:list>
                        </text:list-item>
                      </text:list>
                    </text:list-item>
                  </text:list>
                </text:list-item>
              </text:list>
            </text:list-item>
            <text:list-item>
              <text:p text:style-name="P1">la généricité en Java</text:p>
              <text:list>
                <text:list-item>
                  <text:p text:style-name="P1">principe de base</text:p>
                  <text:list>
                    <text:list-item>
                      <text:p text:style-name="P1">cas auquel on veut répondre</text:p>
                      <text:list>
                        <text:list-item>
                          <text:p text:style-name="P1">on veut faire une classe qui peut manipuler n'importe quel type d'objets</text:p>
                        </text:list-item>
                      </text:list>
                    </text:list-item>
                    <text:list-item>
                      <text:p text:style-name="P1">deux autres solutions, mais comportent toutes deux des défauts. Lesquels ?</text:p>
                      <text:list>
                        <text:list-item>
                          <text:p text:style-name="P1">on peut dire que cette classe manipule des Object</text:p>
                          <text:list>
                            <text:list-item>
                              <text:p text:style-name="P1">du coup dans les méthode utilisant cette classe, on doit caster ce qu'elle nous renvoie</text:p>
                            </text:list-item>
                          </text:list>
                        </text:list-item>
                        <text:list-item>
                          <text:p text:style-name="P1">on peut créer une classe par type</text:p>
                          <text:list>
                            <text:list-item>
                              <text:p text:style-name="P1">redondant, copie de code</text:p>
                            </text:list-item>
                            <text:list-item>
                              <text:p text:style-name="P1">très chiant a modifier</text:p>
                            </text:list-item>
                            <text:list-item>
                              <text:p text:style-name="P1">chaque fois qu'on créait une classe dans notre programme, une version de la (future classe générique) supplémentaire devra être créée pour manipuler cette classe en plus.</text:p>
                            </text:list-item>
                          </text:list>
                        </text:list-item>
                      </text:list>
                    </text:list-item>
                    <text:list-item>
                      <text:p text:style-name="P1">Syntaxe généricité</text:p>
                      <text:list>
                        <text:list-item>
                          <text:p text:style-name="P1">public class NomClasse&lt;T&gt;</text:p>
                          <text:list>
                            <text:list-header>
                              <text:p text:style-name="P1">… private T val (etc) ...</text:p>
                            </text:list-header>
                          </text:list>
                        </text:list-item>
                        <text:list-item>
                          <text:p text:style-name="P1">manipulation de la classe : … new NomClasse&lt;int&gt; ...</text:p>
                        </text:list-item>
                      </text:list>
                    </text:list-item>
                    <text:list-item>
                      <text:p text:style-name="P1">Quels types acceptés en paramètres ?</text:p>
                      <text:list>
                        <text:list-item>
                          <text:p text:style-name="P1">que des objets, du coup Integer plutôt que int par exemple</text:p>
                        </text:list-item>
                      </text:list>
                    </text:list-item>
                    <text:list-item>
                      <text:p text:style-name="P1">un wrapper d'un type primitif est la classe correspondant au type (Integer est le wrapper de int)</text:p>
                    </text:list-item>
                    <text:list-item>
                      <text:p text:style-name="P1"><text:soft-page-break/>autoboxing : qu'est ce que c'est ? deux sous concepts. Exemples</text:p>
                      <text:list>
                        <text:list-item>
                          <text:p text:style-name="P1">ça consiste a transformer automatiquement wrapper en type primitif (unboxing) ou inversement (boxing)</text:p>
                        </text:list-item>
                        <text:list-item>
                          <text:p text:style-name="P1">ex de boxing : int i = new Integer();</text:p>
                        </text:list-item>
                      </text:list>
                    </text:list-item>
                    <text:list-item>
                      <text:p text:style-name="P1">généricite multiple</text:p>
                      <text:list>
                        <text:list-item>
                          <text:p text:style-name="P1">passer plusieurs types en paramètre à une fonction</text:p>
                        </text:list-item>
                        <text:list-item>
                          <text:p text:style-name="P1">deux identifiants entre les chevrons, séparés par virgule</text:p>
                        </text:list-item>
                        <text:list-item>
                          <text:p text:style-name="P1">exemple</text:p>
                          <text:list>
                            <text:list-item>
                              <text:p text:style-name="P1">public class Duo&lt;A, B&gt;</text:p>
                            </text:list-item>
                            <text:list-item>
                              <text:p text:style-name="P1">new Duo&lt;Integer, String&gt;</text:p>
                            </text:list-item>
                          </text:list>
                        </text:list-item>
                      </text:list>
                    </text:list-item>
                    <text:list-item>
                      <text:p text:style-name="P1">note : initialiser un type générique dans une classe générique</text:p>
                      <text:list>
                        <text:list-item>
                          <text:p text:style-name="P1">T variable = null;</text:p>
                        </text:list-item>
                        <text:list-item>
                          <text:p text:style-name="P1">bizarre mais logique : T est forcément une classe</text:p>
                        </text:list-item>
                      </text:list>
                    </text:list-item>
                  </text:list>
                </text:list-item>
                <text:list-item>
                  <text:p text:style-name="P1">Généricité et collections</text:p>
                  <text:list>
                    <text:list-item>
                      <text:p text:style-name="P1">intro</text:p>
                      <text:list>
                        <text:list-item>
                          <text:p text:style-name="P1">possibilité utiliser des collections génériques. Comment ? (ex avec ArrayList)</text:p>
                          <text:list>
                            <text:list-item>
                              <text:p text:style-name="P1">List&lt;Integer&gt; liste = new ArrayList&lt;Integer&gt;();</text:p>
                            </text:list-item>
                          </text:list>
                        </text:list-item>
                        <text:list-item>
                          <text:p text:style-name="P1">utilité ? (différence avec un simple tableau ?)</text:p>
                          <text:list>
                            <text:list-item>
                              <text:p text:style-name="P1">tableau dynamique dont on connait le type</text:p>
                            </text:list-item>
                          </text:list>
                        </text:list-item>
                      </text:list>
                    </text:list-item>
                    <text:list-item>
                      <text:p text:style-name="P1">héritage et généricité</text:p>
                      <text:list>
                        <text:list-item>
                          <text:p text:style-name="P1">pas de covariance avec la généricité</text:p>
                          <text:list>
                            <text:list-item>
                              <text:p text:style-name="P1">pas possible List&lt;Voiture&gt; L = new ArrayList&lt;VoitureSansPermis&gt;(); par exemple</text:p>
                            </text:list-item>
                            <text:list-item>
                              <text:p text:style-name="P1">ceci car on pourrait ajouter une voiture a un arrayList de voitures sans permis (pas tout compris... Pourquoi pas même problème avant ?)</text:p>
                            </text:list-item>
                          </text:list>
                        </text:list-item>
                        <text:list-item>
                          <text:p text:style-name="P1">caractère symbolisant n'importe quel type : wildcard "?"</text:p>
                        </text:list-item>
                        <text:list-item>
                          <text:p text:style-name="P1">indiquer pour généricité "telle classe ou une de ses filles" : &lt;? extends Cl&gt;</text:p>
                        </text:list-item>
                        <text:list-item>
                          <text:p text:style-name="P1">verrouille en écriture (pas compris ce qu'il veut dire, il explique mal)</text:p>
                        </text:list-item>
                        <text:list-item>
                          <text:p text:style-name="P1">méthodes déclarées avec type générique verrouillées</text:p>
                        </text:list-item>
                        <text:list-item>
                          <text:p text:style-name="P1">indiquer pour généricité "telle classe ou une de ses mères"</text:p>
                          <text:list>
                            <text:list-item>
                              <text:p text:style-name="P1">&lt;? super Classe&gt;</text:p>
                            </text:list-item>
                          </text:list>
                        </text:list-item>
                      </text:list>
                    </text:list-item>
                  </text:list>
                </text:list-item>
              </text:list>
            </text:list-item>
            <text:list-item>
              <text:p text:style-name="P1">Les flux d'entrée sortie</text:p>
              <text:list>
                <text:list-item>
                  <text:p text:style-name="P1">intro</text:p>
                  <text:list>
                    <text:list-item>
                      <text:p text:style-name="P1">qu'est ce qu'une entrée/sortie ?</text:p>
                      <text:list>
                        <text:list-item>
                          <text:p text:style-name="P1">un échange entre le programme et une autre source (périphérique, mémoire, fichier, programme lui même etc)</text:p>
                        </text:list-item>
                      </text:list>
                    </text:list-item>
                    <text:list-item>
                      <text:p text:style-name="P1">quelle entité java utilise t-il pour gérer les entrées sorties ?</text:p>
                      <text:list>
                        <text:list-item>
                          <text:p text:style-name="P1">un stream (flux)</text:p>
                        </text:list-item>
                      </text:list>
                    </text:list-item>
                    <text:list-item>
                      <text:p text:style-name="P1">que faut-il faire à chaque fois qu'on utilise un flux ?</text:p>
                      <text:list>
                        <text:list-item>
                          <text:p text:style-name="P1">ouvrir le flux</text:p>
                        </text:list-item>
                        <text:list-item>
                          <text:p text:style-name="P1">lire / écrire</text:p>
                        </text:list-item>
                        <text:list-item>
                          <text:p text:style-name="P1">fermer le flux</text:p>
                        </text:list-item>
                      </text:list>
                    </text:list-item>
                    <text:list-item>
                      <text:p text:style-name="P1">plein d'objets sont utilisés pour travailler avec les flux. Ils se divisent en deux catégories, qui sont</text:p>
                      <text:list>
                        <text:list-item>
                          <text:p text:style-name="P1">les objets travaillant avec des flux d'entrée</text:p>
                        </text:list-item>
                        <text:list-item>
                          <text:p text:style-name="P1">les objets travaillant avec des flux de sortie</text:p>
                        </text:list-item>
                      </text:list>
                    </text:list-item>
                  </text:list>
                </text:list-item>
                <text:list-item>
                  <text:p text:style-name="P1">utilisation de java .io</text:p>
                  <text:list>
                    <text:list-item>
                      <text:p text:style-name="P1">la classe File</text:p>
                      <text:list>
                        <text:list-item>
                          <text:p text:style-name="P1">pour l'exemple : créer un fichier et le mettre dans le dossier (créer à la main <text:soft-page-break/>pas en programmant)</text:p>
                        </text:list-item>
                        <text:list-item>
                          <text:p text:style-name="P1">faire un import pour utiliser des fichiers</text:p>
                          <text:list>
                            <text:list-item>
                              <text:p text:style-name="P1">import java.io.File;</text:p>
                            </text:list-item>
                          </text:list>
                        </text:list-item>
                        <text:list-item>
                          <text:p text:style-name="P1">créer un objet fichier (apparemment différent d'un vrai fichier)</text:p>
                          <text:list>
                            <text:list-item>
                              <text:p text:style-name="P1">File fichier = new Fichier("test.txt"); // test.txt a déjà été créé à la main ! Cette ligne créait juste le lien entre l'objet fichier et le fichier test.</text:p>
                            </text:list-item>
                          </text:list>
                        </text:list-item>
                        <text:list-item>
                          <text:p text:style-name="P1">méthodes sur le File</text:p>
                          <text:list>
                            <text:list-item>
                              <text:p text:style-name="P1">obtenir son chemin absolu : getAbsolutePath()</text:p>
                            </text:list-item>
                            <text:list-item>
                              <text:p text:style-name="P1">son nom : getName()</text:p>
                            </text:list-item>
                            <text:list-item>
                              <text:p text:style-name="P1">savoir s'il existe : exists();</text:p>
                            </text:list-item>
                            <text:list-item>
                              <text:p text:style-name="P1">si c'est un dossier : isDirectory();</text:p>
                            </text:list-item>
                            <text:list-item>
                              <text:p text:style-name="P1">si c'est un fichier : isFile();</text:p>
                            </text:list-item>
                            <text:list-item>
                              <text:p text:style-name="P1">obtenir les fichiers/dossiers à la racine du fichier ? listRoot();</text:p>
                            </text:list-item>
                            <text:list-item>
                              <text:p text:style-name="P1">lister les fichiers et dossiers d'un répertoire ? listFiles();</text:p>
                            </text:list-item>
                            <text:list-item>
                              <text:p text:style-name="P1">détruire un fichier : delete();</text:p>
                            </text:list-item>
                            <text:list-item>
                              <text:p text:style-name="P1">créer un répertoire : mkdir(); // créait un répertoire du nom de l'objet</text:p>
                            </text:list-item>
                          </text:list>
                        </text:list-item>
                        <text:list-item>
                          <text:p text:style-name="P1">création fichier... Créait vraiment ? Même question pour supprimer</text:p>
                          <text:list>
                            <text:list-item>
                              <text:p text:style-name="P1">du mal a comprendre...</text:p>
                            </text:list-item>
                            <text:list-item>
                              <text:p text:style-name="P1">File f = new File(test.txt); ne créait rien (faut créer à la main)</text:p>
                            </text:list-item>
                            <text:list-item>
                              <text:p text:style-name="P1">mais delete() détruit</text:p>
                            </text:list-item>
                            <text:list-item>
                              <text:p text:style-name="P1">logique en fait : l'objet File existe toujours, la méthode gère le vrai fichier</text:p>
                            </text:list-item>
                          </text:list>
                        </text:list-item>
                      </text:list>
                    </text:list-item>
                    <text:list-item>
                      <text:p text:style-name="P1">Les classes FileInputStream et FileOutputStream</text:p>
                      <text:list>
                        <text:list-item>
                          <text:p text:style-name="P1">à quoi servent ces objets ?</text:p>
                          <text:list>
                            <text:list-item>
                              <text:p text:style-name="P1">à lire et écrire dans des fichiers</text:p>
                            </text:list-item>
                          </text:list>
                        </text:list-item>
                        <text:list-item>
                          <text:p text:style-name="P1">héritent de deux classes abstraites</text:p>
                          <text:list>
                            <text:list-item>
                              <text:p text:style-name="P1">InputStream</text:p>
                            </text:list-item>
                            <text:list-item>
                              <text:p text:style-name="P1">OutputStream</text:p>
                            </text:list-item>
                          </text:list>
                        </text:list-item>
                        <text:list-item>
                          <text:p text:style-name="P1">laquelle sert a lire et laquelle sert à écrire ?</text:p>
                          <text:list>
                            <text:list-item>
                              <text:p text:style-name="P1">input = lecture</text:p>
                            </text:list-item>
                            <text:list-item>
                              <text:p text:style-name="P1">output = écriture</text:p>
                            </text:list-item>
                          </text:list>
                        </text:list-item>
                        <text:list-item>
                          <text:p text:style-name="P1">ouvrir un fichier en lecture / en écriture</text:p>
                          <text:list>
                            <text:list-item>
                              <text:p text:style-name="P1">import java.io.FileInputStream;</text:p>
                            </text:list-item>
                            <text:list-item>
                              <text:p text:style-name="P1">import java.io.FileOutputStream;</text:p>
                            </text:list-item>
                            <text:list-item>
                              <text:p text:style-name="P1">…</text:p>
                            </text:list-item>
                            <text:list-item>
                              <text:p text:style-name="P1">FileInputStream fis = new FileInputStream(new File("fichExistant.txt"));</text:p>
                            </text:list-item>
                            <text:list-item>
                              <text:p text:style-name="P1">FileOutputStream fos = new FileOutputStream(new File("fichier.txt"));</text:p>
                            </text:list-item>
                            <text:list-item>
                              <text:p text:style-name="P1">...</text:p>
                            </text:list-item>
                          </text:list>
                        </text:list-item>
                        <text:list-item>
                          <text:p text:style-name="P1">créer un buffeur pour lecture / écriture</text:p>
                          <text:list>
                            <text:list-item>
                              <text:p text:style-name="P1">byte[] buf = new byte[8];</text:p>
                            </text:list-item>
                          </text:list>
                        </text:list-item>
                        <text:list-item>
                          <text:p text:style-name="P1">lire / écrire dans un buffeur (pas sur d'avoir compris)</text:p>
                          <text:list>
                            <text:list-item>
                              <text:p text:style-name="P1">fis.read();</text:p>
                            </text:list-item>
                            <text:list-item>
                              <text:p text:style-name="P1">fos.write();</text:p>
                            </text:list-item>
                          </text:list>
                        </text:list-item>
                        <text:list-item>
                          <text:p text:style-name="P1">attraper exceptions si FileInputStream ne trouve aucun fichier et si une erreur écriture / lecture est trouvée</text:p>
                          <text:list>
                            <text:list-item>
                              <text:p text:style-name="P1">import java.io.FileNotFoundException;</text:p>
                            </text:list-item>
                            <text:list-item>
                              <text:p text:style-name="P1">import java.io.IOException;</text:p>
                            </text:list-item>
                            <text:list-item>
                              <text:p text:style-name="P1">…</text:p>
                            </text:list-item>
                            <text:list-item>
                              <text:p text:style-name="P1">try catch l'exception machin etc</text:p>
                            </text:list-item>
                            <text:list-item>
                              <text:p text:style-name="P1">pour chaque exception, dans le catch : e.printStackTrace();</text:p>
                            </text:list-item>
                          </text:list>
                        </text:list-item>
                        <text:list-item>
                          <text:p text:style-name="P1"><text:soft-page-break/>L'ouverture en écriture d'un fichier inexistant a pour conséquence la création de ce dernier</text:p>
                        </text:list-item>
                        <text:list-item>
                          <text:p text:style-name="P1">s'assurer après avoir manipulé un fichier de toujours fermer les objets qui le manipule en lecture et écriture. Ceci, or du try dans le finally au cas où il y ait une erreur. Car si on ne les ferme pas, ça bouffe de la RAM que ça ne rend que lorsqu'on rallume l'ordi</text:p>
                        </text:list-item>
                        <text:list-item>
                          <text:p text:style-name="P1">FileInputStream et FileOutputStream travaillent avec un nombre déterminé d'octets : 8 je crois.</text:p>
                        </text:list-item>
                        <text:list-item>
                          <text:p text:style-name="P1">tout ce qui a été dit précédemment : relatif a UNICODE 1</text:p>
                        </text:list-item>
                        <text:list-item>
                          <text:p text:style-name="P1">caractères spéciaux (dont accents) non compris. Du coup, remplacés par négatif et point d'interrogation.</text:p>
                        </text:list-item>
                      </text:list>
                    </text:list-item>
                    <text:list-item>
                      <text:p text:style-name="P1">les classes FilterInputStream et FilterOutputStream</text:p>
                      <text:list>
                        <text:list-item>
                          <text:p text:style-name="P1">classes abstraites</text:p>
                        </text:list-item>
                        <text:list-item>
                          <text:p text:style-name="P1">pour chacune des deux : 4 classes filles. Lesquelles ?</text:p>
                          <text:list>
                            <text:list-item>
                              <text:p text:style-name="P1">Data(Input/Output)Stream</text:p>
                              <text:list>
                                <text:list-item>
                                  <text:p text:style-name="P1">permet de lire directement des types primitifs via methodes genre readDouble(), readInt() etc</text:p>
                                </text:list-item>
                              </text:list>
                            </text:list-item>
                            <text:list-item>
                              <text:p text:style-name="P1">Buffered(...)</text:p>
                              <text:list>
                                <text:list-item>
                                  <text:p text:style-name="P1">offre un tampon a disposition : on lit / écrit dedans puis le tampon est transité</text:p>
                                </text:list-item>
                              </text:list>
                            </text:list-item>
                            <text:list-item>
                              <text:p text:style-name="P1">PushBack...</text:p>
                              <text:list>
                                <text:list-item>
                                  <text:p text:style-name="P1">permet de remettre dans le flux un octet déjà manipulé</text:p>
                                </text:list-item>
                              </text:list>
                            </text:list-item>
                            <text:list-item>
                              <text:p text:style-name="P1">LineNumber...</text:p>
                              <text:list>
                                <text:list-item>
                                  <text:p text:style-name="P1">donne le numéro de ligne lu / écrit à chaque instant</text:p>
                                </text:list-item>
                              </text:list>
                            </text:list-item>
                          </text:list>
                        </text:list-item>
                        <text:list-item>
                          <text:p text:style-name="P1">BufferedInputStream incroyablement plus rapide que FileInputStream</text:p>
                        </text:list-item>
                        <text:list-item>
                          <text:p text:style-name="P1">perso : pourquoi telle rapidité ? (je pense)</text:p>
                          <text:list>
                            <text:list-item>
                              <text:p text:style-name="P1">parce que Buffered fait la majorité du travail dans les buffers donc dans la mémoire cache, là où FileInputStream fait tout dans la RAM</text:p>
                            </text:list-item>
                          </text:list>
                        </text:list-item>
                        <text:list-item>
                          <text:p text:style-name="P1">comment (grossièrement) utiliser un Data(I/O)...</text:p>
                          <text:list>
                            <text:list-item>
                              <text:p text:style-name="P1">déclarer en mode Data(...) dxs = new Data(...)(new Buffered...(new File... (new File("nomFichier.txt"))));</text:p>
                            </text:list-item>
                            <text:list-item>
                              <text:p text:style-name="P1">puis manipuler le dxs avec les méthodes</text:p>
                            </text:list-item>
                            <text:list-item>
                              <text:p text:style-name="P1">méthodes au format (read/write)(Type)</text:p>
                            </text:list-item>
                            <text:list-item>
                              <text:p text:style-name="P1">ex : dos.writeBoolean(true);</text:p>
                            </text:list-item>
                          </text:list>
                        </text:list-item>
                      </text:list>
                    </text:list-item>
                    <text:list-item>
                      <text:p text:style-name="P1">Les ObjectInputStream et ObjectOutputStream</text:p>
                      <text:list>
                        <text:list-item>
                          <text:p text:style-name="P1">comment s'appelle la sauvegarde d'objets dans des fichiers ? : la sérialisation</text:p>
                        </text:list-item>
                        <text:list-item>
                          <text:p text:style-name="P1">importer classe permettant l'écriture et lecture d'objects dans des fichiers</text:p>
                          <text:list>
                            <text:list-item>
                              <text:p text:style-name="P1">import java.io.Serializable;</text:p>
                            </text:list-item>
                          </text:list>
                        </text:list-item>
                        <text:list-item>
                          <text:p text:style-name="P1">Une classe qu'on créait est sauvegardable ssi elle implement Serializable</text:p>
                        </text:list-item>
                        <text:list-item>
                          <text:p text:style-name="P1">ouvrir un fichier en lecture et en écriture d'objets</text:p>
                          <text:list>
                            <text:list-item>
                              <text:p text:style-name="P1">oos = new ObjectOutputStream (new BufferedOutputStream (new FileOutputStream (new File ("jeux.txt"))));</text:p>
                            </text:list-item>
                            <text:list-item>
                              <text:p text:style-name="P1">analogue pour lecture</text:p>
                            </text:list-item>
                          </text:list>
                        </text:list-item>
                        <text:list-item>
                          <text:p text:style-name="P1">note : que faut il faire si l'objet a sauver a un autre objet comme attribut ?</text:p>
                          <text:list>
                            <text:list-item>
                              <text:p text:style-name="P1">s'assurer que son objet attribut est aussi serializable</text:p>
                            </text:list-item>
                            <text:list-item>
                              <text:p text:style-name="P1">OU s'assurer que l'objet attribut ne soit pas sauvé en même temps</text:p>
                            </text:list-item>
                          </text:list>
                        </text:list-item>
                        <text:list-item>
                          <text:p text:style-name="P1">dans la classe sauvable, déclarer l'objet attribut comme étant transient !</text:p>
                        </text:list-item>
                        <text:list-item>
                          <text:p text:style-name="P1">pas sur : impossible de manipuler un objet déclaré transient : ignoré</text:p>
                        </text:list-item>
                      </text:list>
                    </text:list-item>
                    <text:list-item>
                      <text:p text:style-name="P1">Les classes CharArray(Writer/Reader) et String(Writer/Reader)</text:p>
                      <text:list>
                        <text:list-item>
                          <text:p text:style-name="P1">quasiment identiques et ont les mêmes méthodes que leur classe mère</text:p>
                        </text:list-item>
                        <text:list-item>
                          <text:p text:style-name="P1"><text:soft-page-break/>permettent d'utiliser un buffer adaptatif</text:p>
                        </text:list-item>
                        <text:list-item>
                          <text:p text:style-name="P1">je comprend, mais flemme de tester et noter. cf milieu du chapitre environ.</text:p>
                        </text:list-item>
                      </text:list>
                    </text:list-item>
                    <text:list-item>
                      <text:p text:style-name="P1">Les classes File(Writer/Reader) et Print(Writer/Reader)</text:p>
                      <text:list>
                        <text:list-item>
                          <text:p text:style-name="P1">idem</text:p>
                        </text:list-item>
                      </text:list>
                    </text:list-item>
                  </text:list>
                </text:list-item>
                <text:list-item>
                  <text:p text:style-name="P1">utilisation de java.nio</text:p>
                  <text:list>
                    <text:list-item>
                      <text:p text:style-name="P1">signification nio : new input output (amélioration de io sortie après)</text:p>
                    </text:list-item>
                    <text:list-item>
                      <text:p text:style-name="P1">différence principale regroupement données pour traitement</text:p>
                      <text:list>
                        <text:list-item>
                          <text:p text:style-name="P1">io traite par octets</text:p>
                        </text:list-item>
                        <text:list-item>
                          <text:p text:style-name="P1">nio traite par paquets → plus rapide</text:p>
                        </text:list-item>
                      </text:list>
                    </text:list-item>
                    <text:list-item>
                      <text:p text:style-name="P1">deux classes du package essentielle + fonctionnement grossier</text:p>
                      <text:list>
                        <text:list-item>
                          <text:p text:style-name="P1">Channels</text:p>
                        </text:list-item>
                        <text:list-item>
                          <text:p text:style-name="P1">Buffer</text:p>
                        </text:list-item>
                        <text:list-item>
                          <text:p text:style-name="P1">Lorsqu'on ouvre un fichier avec nio on récupère un canal et un buffer qui nous permettent d'aller encore plus vite qu'avec buffered(...)</text:p>
                        </text:list-item>
                      </text:list>
                    </text:list-item>
                    <text:list-item>
                      <text:p text:style-name="P1">idem pour suite, flemme cf cours</text:p>
                    </text:list-item>
                    <text:list-item>
                      <text:p text:style-name="P1">note quand même : fermer manuellement fichiers, réseau etc</text:p>
                    </text:list-item>
                    <text:list-item>
                      <text:p text:style-name="P1">nouveauté dans java 7 pour fermer automatiquement dans un try</text:p>
                      <text:list>
                        <text:list-item>
                          <text:p text:style-name="P1">try with ressources</text:p>
                        </text:list-item>
                        <text:list-item>
                          <text:p text:style-name="P1">try (déclaration de ce qui doit être fermé obligatoirement)</text:p>
                        </text:list-item>
                        <text:list-item>
                          <text:p text:style-name="P1">séparés par des ";"</text:p>
                        </text:list-item>
                        <text:list-item>
                          <text:p text:style-name="P1">pas besoin de déclarer en dehors du try</text:p>
                        </text:list-item>
                        <text:list-item>
                          <text:p text:style-name="P1">pas besoin de fermer manuellement</text:p>
                        </text:list-item>
                        <text:list-item>
                          <text:p text:style-name="P1">pas besoin de finally</text:p>
                        </text:list-item>
                        <text:list-item>
                          <text:p text:style-name="P1">ferme automatiquement à la sortie du try même si erreur</text:p>
                        </text:list-item>
                      </text:list>
                    </text:list-item>
                    <text:list-item>
                      <text:p text:style-name="P1">que faire pour ouvertures emboitées ?</text:p>
                      <text:list>
                        <text:list-item>
                          <text:p text:style-name="P1">marche pas si on emboite genre new machin(new machin(new machin()))</text:p>
                        </text:list-item>
                        <text:list-item>
                          <text:p text:style-name="P1">du coup, séparer genre a= new machin() ; b = new machin(a) ; c (… etc)</text:p>
                        </text:list-item>
                      </text:list>
                    </text:list-item>
                    <text:list-item>
                      <text:p text:style-name="P1">attention : marche pas avec toutes les classes !!! Conditions</text:p>
                      <text:list>
                        <text:list-item>
                          <text:p text:style-name="P1">marche qu'avec les classes héritant d'AutoCloseable (ex FileInputStream etc)</text:p>
                        </text:list-item>
                      </text:list>
                    </text:list-item>
                  </text:list>
                </text:list-item>
                <text:list-item>
                  <text:p text:style-name="P1">depuis java 7 : nio II</text:p>
                  <text:list>
                    <text:list-item>
                      <text:p text:style-name="P1">remplaçant de java.io.File (classe) = java.nio.file.Path (interface)</text:p>
                    </text:list-item>
                    <text:list-item>
                      <text:p text:style-name="P1">5 améliorations principales</text:p>
                      <text:list>
                        <text:list-item>
                          <text:p text:style-name="P1">meilleure gestion des exceptions (précise davantage)</text:p>
                        </text:list-item>
                        <text:list-item>
                          <text:p text:style-name="P1">accés complet au système de fichiers (supporte liens etc)</text:p>
                        </text:list-item>
                        <text:list-item>
                          <text:p text:style-name="P1">ajout de méthodes (copie/déplace fichiers, lecture/ecriture binaire/texte, etc)</text:p>
                        </text:list-item>
                        <text:list-item>
                          <text:p text:style-name="P1">récupérer la liste des fichiers d'un répertoire via un flux</text:p>
                        </text:list-item>
                        <text:list-item>
                          <text:p text:style-name="P1">remplacement cité ci dessus (file.Path)</text:p>
                        </text:list-item>
                      </text:list>
                    </text:list-item>
                    <text:list-item>
                      <text:p text:style-name="P1">obtenir l'objet chemin d'un fichier : Path path = Paths.get("fichier");</text:p>
                    </text:list-item>
                    <text:list-item>
                      <text:p text:style-name="P1">obtenir le chemin obsolut d'un objet chemin : path.toAbsolutePath();</text:p>
                    </text:list-item>
                    <text:list-item>
                      <text:p text:style-name="P1">savoir si le fichier décrit par l'objet chemin existe : Files.exists(path);</text:p>
                    </text:list-item>
                    <text:list-item>
                      <text:p text:style-name="P1">obtenir le nom du fichier décrit par l'objet : path.getFileName();</text:p>
                    </text:list-item>
                    <text:list-item>
                      <text:p text:style-name="P1">savoir si c'est un répertoire : Files.isDirectory(path);</text:p>
                    </text:list-item>
                    <text:list-item>
                      <text:p text:style-name="P1">avec Files, possible lister contenu répertoire grace a un objet DirectoryStream</text:p>
                    </text:list-item>
                    <text:list-item>
                      <text:p text:style-name="P1">avantage : évite de charger tous les fichiers en mémoire</text:p>
                    </text:list-item>
                    <text:list-item>
                      <text:p text:style-name="P1">code pour lister le contenu d'un programme : flemme, trop lourd (40ème page de code...)</text:p>
                    </text:list-item>
                    <text:list-item>
                      <text:p text:style-name="P1">copie : idem : cf cours</text:p>
                    </text:list-item>
                    <text:list-item>
                      <text:p text:style-name="P1">déplacement : idem</text:p>
                    </text:list-item>
                    <text:list-item>
                      <text:p text:style-name="P1">ouverture de flux (4) : idem</text:p>
                    </text:list-item>
                    <text:list-item>
                      <text:p text:style-name="P1"><text:soft-page-break/>gérer zip idem</text:p>
                    </text:list-item>
                    <text:list-item>
                      <text:p text:style-name="P1">autres</text:p>
                    </text:list-item>
                  </text:list>
                </text:list-item>
                <text:list-item>
                  <text:p text:style-name="P1">le pattern decorate</text:p>
                  <text:list>
                    <text:list-item>
                      <text:p text:style-name="P1">reste : juste lecture, trop lourd</text:p>
                    </text:list-item>
                    <text:list-item>
                      <text:p text:style-name="P1">en gros : principe</text:p>
                      <text:list>
                        <text:list-item>
                          <text:p text:style-name="P1">on veut ajouter des fonctionnalités à un objet sans modifier la classe</text:p>
                        </text:list-item>
                        <text:list-item>
                          <text:p text:style-name="P1">on fait une classe récursive (avec une classe de début et une classe "de trasition", toutes étant de même supertype)</text:p>
                        </text:list-item>
                        <text:list-item>
                          <text:p text:style-name="P1">dans les classes de transition on met un objet de type le super type en paramètre</text:p>
                        </text:list-item>
                        <text:list-item>
                          <text:p text:style-name="P1">on créait un nouvel objet du type de transition et lui passe en paramètre un autre type de transition auquel on passe en paramètre un autre type de transition et ainsi de suite jusqu'au type d'initiation</text:p>
                        </text:list-item>
                        <text:list-item>
                          <text:p text:style-name="P1">exemple : Patisserie gat = new CoucheChocolat (new CoucheCaramel (new CoucheVanille (new Gateau)));</text:p>
                        </text:list-item>
                        <text:list-item>
                          <text:p text:style-name="P1">comme avec les File</text:p>
                        </text:list-item>
                      </text:list>
                    </text:list-item>
                  </text:list>
                </text:list-item>
              </text:list>
            </text:list-item>
            <text:list-item>
              <text:p text:style-name="P1">java et la réflexivité</text:p>
              <text:list>
                <text:list-item>
                  <text:p text:style-name="P1">intro</text:p>
                  <text:list>
                    <text:list-item>
                      <text:p text:style-name="P1">autre nom réflexivité : introspection (se regarder sois même)</text:p>
                    </text:list-item>
                    <text:list-item>
                      <text:p text:style-name="P1">où java stock les infos relatives à une nouvelle classe créée ?</text:p>
                      <text:list>
                        <text:list-item>
                          <text:p text:style-name="P1">dans la classe Class. Un objet Class créé par nouvelle classe.</text:p>
                        </text:list-item>
                      </text:list>
                    </text:list-item>
                  </text:list>
                </text:list-item>
                <text:list-item>
                  <text:p text:style-name="P1">la classe class</text:p>
                  <text:list>
                    <text:list-item>
                      <text:p text:style-name="P1">comment récupérer l'objet Class relatif a une classe ?</text:p>
                      <text:list>
                        <text:list-item>
                          <text:p text:style-name="P1">l'objet Class relatif a une classe C est apparemment un attribut de cette classe C. C.class renvoie donc l'objet Class représentant C. (si j'ai bien compris...)</text:p>
                          <text:list>
                            <text:list-item>
                              <text:p text:style-name="P1">Class c = String.class // objet Class décrivant String</text:p>
                            </text:list-item>
                          </text:list>
                        </text:list-item>
                        <text:list-item>
                          <text:p text:style-name="P1">comprend mal solution 2... Apparemment toute classe comporte une méthode getclass() (héritée d'Object ?) renvoyant... La classe ? Loin d'être sur car...</text:p>
                          <text:list>
                            <text:list-item>
                              <text:p text:style-name="P1">Class c = new String().getClass()</text:p>
                            </text:list-item>
                            <text:list-item>
                              <text:p text:style-name="P1">interpréter comme (new String()).getclass() ? (méthode d'objet de String)</text:p>
                            </text:list-item>
                            <text:list-item>
                              <text:p text:style-name="P1">c'est apparemment ça : j'ai testé avec les paranthéses ça marche</text:p>
                            </text:list-item>
                          </text:list>
                        </text:list-item>
                      </text:list>
                    </text:list-item>
                    <text:list-item>
                      <text:p text:style-name="P1">obtenir le nom de la classe avec la première méthode</text:p>
                      <text:list>
                        <text:list-item>
                          <text:p text:style-name="P1">String.class.getName();</text:p>
                        </text:list-item>
                      </text:list>
                    </text:list-item>
                    <text:list-item>
                      <text:p text:style-name="P1">obtenir l'objet de la super classe avec la première méthode</text:p>
                      <text:list>
                        <text:list-item>
                          <text:p text:style-name="P1">String.class.getSuperclass();</text:p>
                        </text:list-item>
                      </text:list>
                    </text:list-item>
                    <text:list-item>
                      <text:p text:style-name="P1">obtenir le tableau des interfaces d'une classe</text:p>
                      <text:list>
                        <text:list-item>
                          <text:p text:style-name="P1">String.class.getInterfaces();</text:p>
                        </text:list-item>
                      </text:list>
                    </text:list-item>
                    <text:list-item>
                      <text:p text:style-name="P1">obtenir les méthodes d'une classe sous forme de tableau de Method</text:p>
                      <text:list>
                        <text:list-item>
                          <text:p text:style-name="P1">Object.class.getMethods();</text:p>
                        </text:list-item>
                        <text:list-item>
                          <text:p text:style-name="P1">chez moi : ne reconnaît pas la classe "Method"... ???</text:p>
                        </text:list-item>
                      </text:list>
                    </text:list-item>
                    <text:list-item>
                      <text:p text:style-name="P1">obtenir la liste des champs (?) d'une classe sous forme de tableau de Field</text:p>
                      <text:list>
                        <text:list-item>
                          <text:p text:style-name="P1">String.class.getDeclaredFields();</text:p>
                        </text:list-item>
                        <text:list-item>
                          <text:p text:style-name="P1">classe Field</text:p>
                        </text:list-item>
                      </text:list>
                    </text:list-item>
                    <text:list-item>
                      <text:p text:style-name="P1">obtenir la liste des constructeurs sous forme de tableau de Constructor</text:p>
                      <text:list>
                        <text:list-item>
                          <text:p text:style-name="P1">Machin.class.getConstructors();</text:p>
                        </text:list-item>
                      </text:list>
                    </text:list-item>
                    <text:list-item>
                      <text:p text:style-name="P1">obtenir les paramètres d'un constructeur sous forme de tableau de Class</text:p>
                      <text:list>
                        <text:list-item>
                          <text:p text:style-name="P1">constructeur.getParametersTypes()</text:p>
                        </text:list-item>
                      </text:list>
                    </text:list-item>
                  </text:list>
                </text:list-item>
                <text:list-item>
                  <text:p text:style-name="P1">instanciation dynamique</text:p>
                  <text:list>
                    <text:list-item>
                      <text:p text:style-name="P1">créer une nouvelle instance d'une classe dynamiquement (sans utiliser new)</text:p>
                      <text:list>
                        <text:list-item>
                          <text:p text:style-name="P1"><text:soft-page-break/>récupérer le nom de la classe</text:p>
                          <text:list>
                            <text:list-item>
                              <text:p text:style-name="P1">String nom = Paire.class.getName(); // classe Paire dans l'exemple</text:p>
                            </text:list-item>
                          </text:list>
                        </text:list-item>
                        <text:list-item>
                          <text:p text:style-name="P1">récupérer la classe a partir du nom</text:p>
                          <text:list>
                            <text:list-item>
                              <text:p text:style-name="P1">Class c = Class.forName(nom);</text:p>
                            </text:list-item>
                          </text:list>
                        </text:list-item>
                        <text:list-item>
                          <text:p text:style-name="P1">créer une nouvelle instance de la classe (?)</text:p>
                          <text:list>
                            <text:list-item>
                              <text:p text:style-name="P1">Object oSansParam = c.newInstance();</text:p>
                            </text:list-item>
                          </text:list>
                        </text:list-item>
                        <text:list-item>
                          <text:p text:style-name="P1">créer un tableau contenant les paramètres du constructeur</text:p>
                          <text:list>
                            <text:list-item>
                              <text:p text:style-name="P1">Class[] types = new Class[]{String.class, String.class};</text:p>
                            </text:list-item>
                          </text:list>
                        </text:list-item>
                        <text:list-item>
                          <text:p text:style-name="P1">récupérer le constructeur paramètre</text:p>
                          <text:list>
                            <text:list-item>
                              <text:p text:style-name="P1">Constructor const = c.getConstructor(types);</text:p>
                            </text:list-item>
                          </text:list>
                        </text:list-item>
                        <text:list-item>
                          <text:p text:style-name="P1">créer un autre objet (???) avec le constructeur paramétré</text:p>
                          <text:list>
                            <text:list-item>
                              <text:p text:style-name="P1">Object oParam = const.newInstance(new String[]{"param1", "param2"});</text:p>
                            </text:list-item>
                          </text:list>
                        </text:list-item>
                        <text:list-item>
                          <text:p text:style-name="P1">(comprend pas pourquoi créer 2 objets, dont le premier dont on ne fait rien)</text:p>
                          <text:list>
                            <text:list-item>
                              <text:p text:style-name="P1">peut être pour tester avec constructeur sans paramètre + paramétré</text:p>
                            </text:list-item>
                          </text:list>
                        </text:list-item>
                        <text:list-item>
                          <text:p text:style-name="P1">(comprend pas non plus pourquoi récupérer le nom via la classe pour récupérer la classe via le nom.......)</text:p>
                        </text:list-item>
                      </text:list>
                    </text:list-item>
                    <text:list-item>
                      <text:p text:style-name="P1">7 exceptions à attraper pour la création dynamique d'une nouvelle instance</text:p>
                      <text:list>
                        <text:list-item>
                          <text:p text:style-name="P1">SecurityException</text:p>
                        </text:list-item>
                        <text:list-item>
                          <text:p text:style-name="P1">IllegalArgument...</text:p>
                        </text:list-item>
                        <text:list-item>
                          <text:p text:style-name="P1">ClassNotFound...</text:p>
                        </text:list-item>
                        <text:list-item>
                          <text:p text:style-name="P1">Instanciation</text:p>
                        </text:list-item>
                        <text:list-item>
                          <text:p text:style-name="P1">IllegalAccess</text:p>
                        </text:list-item>
                        <text:list-item>
                          <text:p text:style-name="P1">NoSuchMethod</text:p>
                        </text:list-item>
                        <text:list-item>
                          <text:p text:style-name="P1">InvocationTarget</text:p>
                        </text:list-item>
                      </text:list>
                    </text:list-item>
                  </text:list>
                </text:list-item>
              </text:list>
            </text:list-item>
          </text:list>
        </text:list-item>
        <text:list-item>
          <text:p text:style-name="P1">Partie 3 : la programmation évenementielle</text:p>
          <text:list>
            <text:list-item>
              <text:p text:style-name="P1">notre première fenêtre</text:p>
              <text:list>
                <text:list-item>
                  <text:p text:style-name="P1">intro</text:p>
                  <text:list>
                    <text:list-item>
                      <text:p text:style-name="P1">objets d'études de cette partie (2 liés)</text:p>
                      <text:list>
                        <text:list-item>
                          <text:p text:style-name="P1">interfaces graphiques</text:p>
                        </text:list-item>
                        <text:list-item>
                          <text:p text:style-name="P1">programmation évenementielle</text:p>
                        </text:list-item>
                      </text:list>
                    </text:list-item>
                    <text:list-item>
                      <text:p text:style-name="P1">2 autres noms du premier objet d'étude</text:p>
                      <text:list>
                        <text:list-item>
                          <text:p text:style-name="P1">IHM = interface homme pachine</text:p>
                        </text:list-item>
                        <text:list-item>
                          <text:p text:style-name="P1">GUI = graphic user interface</text:p>
                        </text:list-item>
                      </text:list>
                    </text:list-item>
                    <text:list-item>
                      <text:p text:style-name="P1">plein de bibliothèques pour gérer les interfaces graphiques, mais on utilisera principalement 2 packages présents d'office dans java</text:p>
                      <text:list>
                        <text:list-item>
                          <text:p text:style-name="P1">javax.swing</text:p>
                        </text:list-item>
                        <text:list-item>
                          <text:p text:style-name="P1">java.awt</text:p>
                        </text:list-item>
                      </text:list>
                    </text:list-item>
                    <text:list-item>
                      <text:p text:style-name="P1">ce chapitre apprend a utiliser la classe JFrame du package javax.swing</text:p>
                    </text:list-item>
                    <text:list-item>
                      <text:p text:style-name="P1">Cette classe permet entre autres de créer une fenêtre, définir sa taille etc</text:p>
                    </text:list-item>
                    <text:list-item>
                      <text:p text:style-name="P1">une fenêtre est constituée d'un ensemble de composants</text:p>
                    </text:list-item>
                  </text:list>
                </text:list-item>
                <text:list-item>
                  <text:p text:style-name="P1">classe JFrame</text:p>
                  <text:list>
                    <text:list-item>
                      <text:p text:style-name="P1">qu'est ce qu'on prendra dans javax.swing et dans java.awt ?</text:p>
                      <text:list>
                        <text:list-item>
                          <text:p text:style-name="P1">javax.swing fournira les composants de la fenêtre, et java.awt, des outils pour travailler dessus</text:p>
                        </text:list-item>
                      </text:list>
                    </text:list-item>
                    <text:list-item>
                      <text:p text:style-name="P1">exemples de composants</text:p>
                      <text:list>
                        <text:list-item>
                          <text:p text:style-name="P1">bouton</text:p>
                        </text:list-item>
                        <text:list-item>
                          <text:p text:style-name="P1">zone de texte</text:p>
                        </text:list-item>
                        <text:list-item>
                          <text:p text:style-name="P1">case à cocher</text:p>
                        </text:list-item>
                      </text:list>
                    </text:list-item>
                    <text:list-item>
                      <text:p text:style-name="P1">différences composants de swing et de awt</text:p>
                      <text:list>
                        <text:list-item>
                          <text:p text:style-name="P1"><text:soft-page-break/>awt existe depuis la naissance de java</text:p>
                        </text:list-item>
                        <text:list-item>
                          <text:p text:style-name="P1">awt fournit des composants lourds (HeavyWeight)</text:p>
                        </text:list-item>
                        <text:list-item>
                          <text:p text:style-name="P1">swing fournit des composants légers (LightWeight)</text:p>
                        </text:list-item>
                        <text:list-item>
                          <text:p text:style-name="P1">les composants de awt sont directement liés à l'OS</text:p>
                        </text:list-item>
                        <text:list-item>
                          <text:p text:style-name="P1">les composants de swing sont "dessinés dans un conteneurs" (plus haut niveau ?)</text:p>
                        </text:list-item>
                        <text:list-item>
                          <text:p text:style-name="P1">différences au niveau du nombre de composants utilisables, de la gestion des bordures etc</text:p>
                        </text:list-item>
                      </text:list>
                    </text:list-item>
                    <text:list-item>
                      <text:p text:style-name="P1">mélanger les composants des deux = très mauvaise idées, conflits, car comportements différents du fait que l'un soit géré par l'OS et l'autre non</text:p>
                    </text:list-item>
                    <text:list-item>
                      <text:p text:style-name="P1">importer JFrame</text:p>
                      <text:list>
                        <text:list-item>
                          <text:p text:style-name="P1">import javax.swing.JFrame;</text:p>
                        </text:list-item>
                      </text:list>
                    </text:list-item>
                    <text:list-item>
                      <text:p text:style-name="P1">créer une fenêtre JFrame</text:p>
                      <text:list>
                        <text:list-item>
                          <text:p text:style-name="P1">JFrame fenetre = new JFrame();</text:p>
                        </text:list-item>
                      </text:list>
                    </text:list-item>
                    <text:list-item>
                      <text:p text:style-name="P1">rendre visible une fenêtre</text:p>
                      <text:list>
                        <text:list-item>
                          <text:p text:style-name="P1">fenetre.setVisible(true);</text:p>
                        </text:list-item>
                      </text:list>
                    </text:list-item>
                    <text:list-item>
                      <text:p text:style-name="P1">donner un titre : fenetre.setTitle("titre")</text:p>
                    </text:list-item>
                    <text:list-item>
                      <text:p text:style-name="P1">donner une taille en pixels : setSize(largeurPx, hauteurPx)</text:p>
                    </text:list-item>
                    <text:list-item>
                      <text:p text:style-name="P1">centrer : setLocationRelativeTo(null)</text:p>
                    </text:list-item>
                    <text:list-item>
                      <text:p text:style-name="P1">faire en sorte que la croix rouge ferme vraiment (peut être sous windows)</text:p>
                      <text:list>
                        <text:list-item>
                          <text:p text:style-name="P1">setDefaultCloseOperation(JFrame.EXIT_ON_CLOSE)</text:p>
                        </text:list-item>
                      </text:list>
                    </text:list-item>
                    <text:list-item>
                      <text:p text:style-name="P1">incidence du placement du visible (avant / après les modifs)</text:p>
                      <text:list>
                        <text:list-item>
                          <text:p text:style-name="P1">après → fenêtre apparaît direct bien</text:p>
                        </text:list-item>
                        <text:list-item>
                          <text:p text:style-name="P1">avant → fenêtre apparaît mal puis se change en un instant en bien</text:p>
                        </text:list-item>
                      </text:list>
                    </text:list-item>
                    <text:list-item>
                      <text:p text:style-name="P1">créer une classe fenêtre directement comme on veut</text:p>
                      <text:list>
                        <text:list-item>
                          <text:p text:style-name="P1">créer une classe fenêtre, et mettre toutes les instructions précédentes dans le constructeur non paramétré.</text:p>
                        </text:list-item>
                      </text:list>
                    </text:list-item>
                    <text:list-item>
                      <text:p text:style-name="P1">positionner la fenêtre de façon absolue</text:p>
                      <text:list>
                        <text:list-item>
                          <text:p text:style-name="P1">setLocation(abcissePx, ordonnéePx); // origine en haut à gauche</text:p>
                        </text:list-item>
                      </text:list>
                    </text:list-item>
                    <text:list-item>
                      <text:p text:style-name="P1">comportements en cas de valeurs de taille et position illogiques (-60, 500000)...</text:p>
                      <text:list>
                        <text:list-item>
                          <text:p text:style-name="P1">sous mac</text:p>
                          <text:list>
                            <text:list-item>
                              <text:p text:style-name="P1">s'arrête sur les bords de l'écran</text:p>
                            </text:list-item>
                            <text:list-item>
                              <text:p text:style-name="P1">se réduit au maximum si on entre une taille négative</text:p>
                            </text:list-item>
                          </text:list>
                        </text:list-item>
                        <text:list-item>
                          <text:p text:style-name="P1">sous PC</text:p>
                          <text:list>
                            <text:list-item>
                              <text:p text:style-name="P1">apparemment, la fenêtre peut sortir de l'écran</text:p>
                            </text:list-item>
                          </text:list>
                        </text:list-item>
                      </text:list>
                    </text:list-item>
                    <text:list-item>
                      <text:p text:style-name="P1">empêcher / autoriser redimentionnement fenêtre</text:p>
                      <text:list>
                        <text:list-item>
                          <text:p text:style-name="P1">setResizable(false/true);</text:p>
                        </text:list-item>
                      </text:list>
                    </text:list-item>
                    <text:list-item>
                      <text:p text:style-name="P1">garder toujours fenêtre au premier plan (truc insupportable)</text:p>
                      <text:list>
                        <text:list-item>
                          <text:p text:style-name="P1">setAlwaysOnTop(true);</text:p>
                        </text:list-item>
                      </text:list>
                    </text:list-item>
                    <text:list-item>
                      <text:p text:style-name="P1">retirer les contours et les boutons de contrôle</text:p>
                      <text:list>
                        <text:list-item>
                          <text:p text:style-name="P1">setUndecorate(true);</text:p>
                        </text:list-item>
                      </text:list>
                    </text:list-item>
                    <text:list-item>
                      <text:p text:style-name="P1">fenêtre découpée en 6 parties. Lesquelles ?</text:p>
                      <text:list>
                        <text:list-item>
                          <text:p text:style-name="P1">RootPane (volet racine) : conteneur principale contenant le reste</text:p>
                        </text:list-item>
                        <text:list-item>
                          <text:p text:style-name="P1">LayeredPane (volet couches) : contient barre des menus + conteneur global</text:p>
                        </text:list-item>
                        <text:list-item>
                          <text:p text:style-name="P1">MenuBar : barre des menus, s'il y en a</text:p>
                        </text:list-item>
                        <text:list-item>
                          <text:p text:style-name="P1">content pane (volet contenu) : contiens tous les composants</text:p>
                        </text:list-item>
                        <text:list-item>
                          <text:p text:style-name="P1">GlassPane (volet vitre) : intercèpte les actions utilisateurs avant qu'elles ne parviennent aux composants</text:p>
                        </text:list-item>
                      </text:list>
                    </text:list-item>
                    <text:list-item>
                      <text:p text:style-name="P1">on étudiera ici qu'une des parties : content pane</text:p>
                    </text:list-item>
                    <text:list-item>
                      <text:p text:style-name="P1"><text:soft-page-break/>Comment récupérer cette partie ? getContentPane();</text:p>
                    </text:list-item>
                    <text:list-item>
                      <text:p text:style-name="P1">On utilisera aussi JPane pour récupérer nos composants</text:p>
                    </text:list-item>
                  </text:list>
                </text:list-item>
                <text:list-item>
                  <text:p text:style-name="P1">la classe JPanel</text:p>
                  <text:list>
                    <text:list-item>
                      <text:p text:style-name="P1">JPanel est fait pour acceuillir des choses. Quelles sortes de choses ?</text:p>
                      <text:list>
                        <text:list-item>
                          <text:p text:style-name="P1">d'autres JPanel</text:p>
                        </text:list-item>
                        <text:list-item>
                          <text:p text:style-name="P1">des composants</text:p>
                        </text:list-item>
                      </text:list>
                    </text:list-item>
                    <text:list-item>
                      <text:p text:style-name="P1">importer JPanel : import javax.swing.JPanel;</text:p>
                    </text:list-item>
                    <text:list-item>
                      <text:p text:style-name="P1">importer ce qu'il faut pour gérer la couleur : import java.awt.Color;</text:p>
                    </text:list-item>
                    <text:list-item>
                      <text:p text:style-name="P1">instancier JPanel : JPanel panneau = new JPanel();</text:p>
                    </text:list-item>
                    <text:list-item>
                      <text:p text:style-name="P1">modifier la couleur de fond : panneau.setBackground(Color.ORANGE);</text:p>
                    </text:list-item>
                    <text:list-item>
                      <text:p text:style-name="P1">dire à la fenêtre d'utiliser le JPanel instancié en guise de content pane</text:p>
                      <text:list>
                        <text:list-item>
                          <text:p text:style-name="P1">this.setContentPane(panneau);</text:p>
                        </text:list-item>
                      </text:list>
                    </text:list-item>
                  </text:list>
                </text:list-item>
                <text:list-item>
                  <text:p text:style-name="P1">les classes Graphics et Graphics2D</text:p>
                  <text:list>
                    <text:list-item>
                      <text:p text:style-name="P1">la classe Graphics</text:p>
                      <text:list>
                        <text:list-item>
                          <text:p text:style-name="P1">importer Graphics : import java.awt.Graphics;</text:p>
                        </text:list-item>
                        <text:list-item>
                          <text:p text:style-name="P1">créer une nouvelle classe pour créer un composant a mettre dans la fenêtre</text:p>
                          <text:list>
                            <text:list-item>
                              <text:p text:style-name="P1">public class Machin extends JPanel</text:p>
                            </text:list-item>
                          </text:list>
                        </text:list-item>
                        <text:list-item>
                          <text:p text:style-name="P1">créer la méthode permettant de créer ce composant</text:p>
                          <text:list>
                            <text:list-item>
                              <text:p text:style-name="P1">public void paintComponent(Graphics g)</text:p>
                            </text:list-item>
                          </text:list>
                        </text:list-item>
                        <text:list-item>
                          <text:p text:style-name="P1">bien choisir le nom de cette méthode</text:p>
                          <text:list>
                            <text:list-item>
                              <text:p text:style-name="P1">paintComponent et pas autre chose</text:p>
                            </text:list-item>
                          </text:list>
                        </text:list-item>
                        <text:list-item>
                          <text:p text:style-name="P1">passer ce qu'il faut en paramètre</text:p>
                          <text:list>
                            <text:list-item>
                              <text:p text:style-name="P1">Graphics g à passer en paramètre obligatoirement apparemment</text:p>
                            </text:list-item>
                          </text:list>
                        </text:list-item>
                        <text:list-item>
                          <text:p text:style-name="P1">cette méthode = appelée à chaque modification de la fenêtre</text:p>
                        </text:list-item>
                        <text:list-item>
                          <text:p text:style-name="P1">petite instruction pour faire un ovale</text:p>
                          <text:list>
                            <text:list-item>
                              <text:p text:style-name="P1">g.fillOval(x, y, largeur, hauteur); // distance aux bords puis dimensions</text:p>
                            </text:list-item>
                          </text:list>
                        </text:list-item>
                        <text:list-item>
                          <text:p text:style-name="P1">incorporer le composant à la fenêtre</text:p>
                          <text:list>
                            <text:list-item>
                              <text:p text:style-name="P1">this.setContentPane(new Panneau);</text:p>
                            </text:list-item>
                          </text:list>
                        </text:list-item>
                        <text:list-item>
                          <text:p text:style-name="P1">apparemment : prend pas en compte changement tant que j'ai pas fait une modification minime avec sauvegarde sur le fichier que j'appel pour la compilation (si je modifie Panneau.java, javac Test.java ne prend pas en compte modifs. Si je met un espace puis que je le supprime et sauve dans Test.java, c'est bon)...</text:p>
                        </text:list-item>
                        <text:list-item>
                          <text:p text:style-name="P1">faire un cercle non rempli : drawOval à la place de fillOval.</text:p>
                        </text:list-item>
                        <text:list-item>
                          <text:p text:style-name="P1">dessiner un rectangle plein / vide</text:p>
                          <text:list>
                            <text:list-item>
                              <text:p text:style-name="P1">(fill/draw)Rect(x, y, largeur, hauteur)</text:p>
                            </text:list-item>
                          </text:list>
                        </text:list-item>
                        <text:list-item>
                          <text:p text:style-name="P1">un rectangle aux bords arrondis</text:p>
                          <text:list>
                            <text:list-item>
                              <text:p text:style-name="P1">fill/drawRoundRect(x, y, largeur, hauteur, ArcX, ArcY)</text:p>
                            </text:list-item>
                          </text:list>
                        </text:list-item>
                        <text:list-item>
                          <text:p text:style-name="P1">dessiner plusieurs figures en une méthode (simple mais pas logique je trouve)</text:p>
                          <text:list>
                            <text:list-item>
                              <text:p text:style-name="P1">simplement enchainer les appels dans la méthode paintComponent (pas une méthode par composant apparemment)</text:p>
                            </text:list-item>
                          </text:list>
                        </text:list-item>
                        <text:list-item>
                          <text:p text:style-name="P1">dessiner des lignes</text:p>
                          <text:list>
                            <text:list-item>
                              <text:p text:style-name="P1">drawLine(xDep, yDep, xArr, yArr);</text:p>
                            </text:list-item>
                          </text:list>
                        </text:list-item>
                        <text:list-item>
                          <text:p text:style-name="P1">dessiner un polygone</text:p>
                          <text:list>
                            <text:list-item>
                              <text:p text:style-name="P1">drawPolygone(tableauX, tableauY, nbPoints);</text:p>
                            </text:list-item>
                            <text:list-item>
                              <text:p text:style-name="P1">ex : fillPolygone({100, 30, 48}, {10, 18, 180}, 3) // point (100, 10) etc</text:p>
                            </text:list-item>
                          </text:list>
                        </text:list-item>
                        <text:list-item>
                          <text:p text:style-name="P1">écrire du texte dans la fenêtre</text:p>
                          <text:list>
                            <text:list-item>
                              <text:p text:style-name="P1">drawString(texte, x, y);</text:p>
                            </text:list-item>
                            <text:list-item>
                              <text:p text:style-name="P1">ex : drawString("blabla", 100, 50);</text:p>
                            </text:list-item>
                          </text:list>
                        </text:list-item>
                        <text:list-item>
                          <text:p text:style-name="P1"><text:soft-page-break/>créer un objet contenant la police du texte</text:p>
                          <text:list>
                            <text:list-item>
                              <text:p text:style-name="P1">Font police = new Font(police, grasOuPas, taille);</text:p>
                            </text:list-item>
                            <text:list-item>
                              <text:p text:style-name="P1">ex : "Times New Roman", Font.BOLD, 20</text:p>
                            </text:list-item>
                          </text:list>
                        </text:list-item>
                        <text:list-item>
                          <text:p text:style-name="P1">modifier la police et la couleur du texte</text:p>
                          <text:list>
                            <text:list-item>
                              <text:p text:style-name="P1">g.setFont(police):</text:p>
                            </text:list-item>
                            <text:list-item>
                              <text:p text:style-name="P1">g.setColot(Color.red);</text:p>
                            </text:list-item>
                          </text:list>
                        </text:list-item>
                        <text:list-item>
                          <text:p text:style-name="P1">mettre une image dans une fenêtre</text:p>
                          <text:list>
                            <text:list-item>
                              <text:p text:style-name="P1">4 import supplémentaires</text:p>
                              <text:list>
                                <text:list-item>
                                  <text:p text:style-name="P1">import java.awt.Image;</text:p>
                                </text:list-item>
                                <text:list-item>
                                  <text:p text:style-name="P1">import java.io.File;</text:p>
                                </text:list-item>
                                <text:list-item>
                                  <text:p text:style-name="P1">import java.io.IOException;</text:p>
                                </text:list-item>
                                <text:list-item>
                                  <text:p text:style-name="P1">import javax.imageio.ImageIO;</text:p>
                                </text:list-item>
                              </text:list>
                            </text:list-item>
                            <text:list-item>
                              <text:p text:style-name="P1">3 objets utilisés</text:p>
                              <text:list>
                                <text:list-item>
                                  <text:p text:style-name="P1">Image</text:p>
                                </text:list-item>
                                <text:list-item>
                                  <text:p text:style-name="P1">ImageIO</text:p>
                                </text:list-item>
                                <text:list-item>
                                  <text:p text:style-name="P1">File</text:p>
                                </text:list-item>
                              </text:list>
                            </text:list-item>
                            <text:list-item>
                              <text:p text:style-name="P1">code : Image img = ImageIO.read(new File("image.jpg")); // puis...</text:p>
                            </text:list-item>
                            <text:list-item>
                              <text:p text:style-name="P1">2 manières d'afficher l'image : telle quelle / rempli fenêtre</text:p>
                              <text:list>
                                <text:list-item>
                                  <text:p text:style-name="P1">g.drawImage(image, x, y, objetAffichantLImage ?)</text:p>
                                  <text:list>
                                    <text:list-item>
                                      <text:p text:style-name="P1">ex : g.drawImage(img, 0, 0, this);</text:p>
                                    </text:list-item>
                                  </text:list>
                                </text:list-item>
                                <text:list-item>
                                  <text:p text:style-name="P1">g.drawImage(image, x, y,largeur, hauteur, objetblabla);</text:p>
                                  <text:list>
                                    <text:list-item>
                                      <text:p text:style-name="P1">ex g.drawImage(img, 0, 0, this.getWidth(), this.getHeight(), this);</text:p>
                                    </text:list-item>
                                  </text:list>
                                </text:list-item>
                              </text:list>
                            </text:list-item>
                          </text:list>
                        </text:list-item>
                      </text:list>
                    </text:list-item>
                    <text:list-item>
                      <text:p text:style-name="P1">la classe Graphics2D</text:p>
                      <text:list>
                        <text:list-item>
                          <text:p text:style-name="P1">import java.awt.Graphics2D;</text:p>
                        </text:list-item>
                        <text:list-item>
                          <text:p text:style-name="P1">caster : Graphics2D g2d = (Graphics2D) g;</text:p>
                        </text:list-item>
                        <text:list-item>
                          <text:p text:style-name="P1">principale utilité : dégradés</text:p>
                        </text:list-item>
                        <text:list-item>
                          <text:p text:style-name="P1">un import pour les dégradés : java.awt.GradientPaint;</text:p>
                        </text:list-item>
                        <text:list-item>
                          <text:p text:style-name="P1">mettre les caractéristiques de notre dégradé dans un objet</text:p>
                          <text:list>
                            <text:list-item>
                              <text:p text:style-name="P1">GradientPaint gp = new GradientPaint(xC1, yC1, coul1, xC2, yC2, coul2, bool) // première couleure démarre a xC1 yC1 deuxième a xC2 yC2 puis true si dégradé répété, false sinon</text:p>
                            </text:list-item>
                            <text:list-item>
                              <text:p text:style-name="P1">ex : GradientPaint gp = new GradientPaint(0, 0, Color.red, 150, 25, Color.blue, true);</text:p>
                            </text:list-item>
                          </text:list>
                        </text:list-item>
                        <text:list-item>
                          <text:p text:style-name="P1">indiquer au composant d'adopter le dégradé créé</text:p>
                          <text:list>
                            <text:list-item>
                              <text:p text:style-name="P1">g2d.setPaint(gp);</text:p>
                            </text:list-item>
                          </text:list>
                        </text:list-item>
                      </text:list>
                    </text:list-item>
                  </text:list>
                </text:list-item>
              </text:list>
            </text:list-item>
            <text:list-item>
              <text:p text:style-name="P1">le fil rouge : une animation</text:p>
              <text:list>
                <text:list-item>
                  <text:p text:style-name="P1">création de l'animation</text:p>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10-07T13:09:01</meta:creation-date>
    <meta:generator>OpenOffice/4.1.1$Unix OpenOffice.org_project/411m6$Build-9775</meta:generator>
    <dc:date>2014-11-20T17:47:48</dc:date>
    <dc:creator>yjfjyf jjku</dc:creator>
    <meta:editing-duration>P4DT10H11M15S</meta:editing-duration>
    <meta:editing-cycles>1023</meta:editing-cycles>
    <meta:document-statistic meta:table-count="0" meta:image-count="0" meta:object-count="0" meta:page-count="33" meta:paragraph-count="1424" meta:word-count="11542" meta:character-count="64461"/>
  </office:meta>
</office:document-meta>
</file>